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328cm"/>
    </style:style>
    <style:style style:family="table-column" style:name="co8">
      <style:table-column-properties fo:break-before="auto" style:column-width="2.798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0.727cm"/>
    </style:style>
    <style:style style:family="table-column" style:name="co18">
      <style:table-column-properties fo:break-before="auto" style:column-width="1.203cm"/>
    </style:style>
    <style:style style:family="table-column" style:name="co19">
      <style:table-column-properties fo:break-before="auto" style:column-width="2.154cm"/>
    </style:style>
    <style:style style:family="table-column" style:name="co20">
      <style:table-column-properties fo:break-before="auto" style:column-width="1.566cm"/>
    </style:style>
    <style:style style:family="table-column" style:name="co21">
      <style:table-column-properties fo:break-before="auto" style:column-width="2.265cm"/>
    </style:style>
    <style:style style:family="table-column" style:name="co22">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9">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2">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4">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6">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7">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8">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3">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5">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6">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7">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8">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3">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3">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7">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10">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2"/>
        <table:table-column table:style-name="co4" table:default-cell-style-name="ce2" table:number-columns-repeated="38"/>
        <table:table-column table:style-name="co4" table:default-cell-style-name="ce32"/>
        <table:table-column table:style-name="co4" table:default-cell-style-name="ce2" table:number-columns-repeated="34"/>
        <table:table-column table:style-name="co5" table:default-cell-style-name="ce78"/>
        <table:table-column table:style-name="co6" table:default-cell-style-name="ce78"/>
        <table:table-column table:style-name="co7" table:default-cell-style-name="ce78"/>
        <table:table-column table:style-name="co8" table:default-cell-style-name="ce78"/>
        <table:table-column table:style-name="co9" table:default-cell-style-name="ce2" table:number-columns-repeated="176"/>
        <table:table-column table:style-name="co9" table:default-cell-style-name="Default" table:number-columns-repeated="767"/>
        <table:table-row table:style-name="ro1">
          <table:table-cell ns41:value-type="string" table:style-name="TL Title" office:value-type="string">
            <text:p>PROVINCIE ZEELAND; ZESDE GEDEELTE: INDEELING DER BLINDEN DIE ONDERWIJS EN GEEN ONDERWIJS GENOTEN HEBBEN, NAAR WOONPLAATS EN LEEFTIJD</text:p>
          </table:table-cell>
          <table:table-cell table:style-name="TL Title" table:number-columns-repeated="2"/>
          <table:table-cell table:style-name="TL Title"/>
          <table:table-cell table:style-name="TL Title" table:number-columns-repeated="38"/>
          <table:table-cell table:style-name="TL Title"/>
          <table:table-cell table:style-name="ce16" table:number-columns-repeated="34"/>
          <table:table-cell table:style-name="ce77" table:number-columns-repeated="3"/>
          <table:table-cell table:style-name="ce93"/>
          <table:table-cell table:number-columns-repeated="943"/>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9"/>
          <table:table-cell ns41:value-type="string" table:number-rows-spanned="1" table:style-name="TL ColHeader" table:number-columns-spanned="74" office:value-type="string">
            <text:p>Gemeenten</text:p>
          </table:table-cell>
          <table:covered-table-cell table:style-name="TL ColHeader" table:number-columns-repeated="38"/>
          <table:covered-table-cell table:style-name="ce65" table:number-columns-repeated="34"/>
          <table:covered-table-cell table:style-name="ce72"/>
          <table:table-cell ns41:value-type="string" table:number-rows-spanned="4" table:style-name="ce79" table:number-columns-spanned="1" office:value-type="string">
            <text:p>Telling</text:p>
          </table:table-cell>
          <table:table-cell ns41:value-type="string" table:number-rows-spanned="4" table:style-name="ce86" table:number-columns-spanned="1" office:value-type="string">
            <text:p>Tabel</text:p>
          </table:table-cell>
          <table:table-cell ns41:value-type="string" table:number-rows-spanned="4" table:style-name="ce90" table:number-columns-spanned="1" office:value-type="string">
            <text:p>Pagina(s)</text:p>
          </table:table-cell>
          <table:table-cell ns41:value-type="string" table:number-rows-spanned="4" table:style-name="ce94" table:number-columns-spanned="1" office:value-type="string">
            <text:p>Image nummer(s)</text:p>
          </table:table-cell>
          <table:table-cell table:style-name="ce29" table:number-columns-repeated="943"/>
        </table:table-row>
        <table:table-row table:style-name="ro3">
          <table:covered-table-cell table:style-name="ce4"/>
          <table:covered-table-cell table:style-name="ce18"/>
          <table:table-cell table:style-name="ce29"/>
          <table:table-cell ns41:value-type="string" table:number-rows-spanned="2" table:style-name="TL ColHeader" table:number-columns-spanned="2" office:value-type="string">
            <text:p>Aagtekerke</text:p>
          </table:table-cell>
          <table:covered-table-cell table:style-name="ce45"/>
          <table:table-cell ns41:value-type="string" table:number-rows-spanned="2" table:style-name="TL ColHeader" table:number-columns-spanned="2" office:value-type="string">
            <text:p>Aardenburg</text:p>
          </table:table-cell>
          <table:covered-table-cell table:style-name="ce45"/>
          <table:table-cell ns41:value-type="string" table:number-rows-spanned="2" table:style-name="TL ColHeader" table:number-columns-spanned="2" office:value-type="string">
            <text:p>Arnemuiden</text:p>
          </table:table-cell>
          <table:covered-table-cell table:style-name="ce45"/>
          <table:table-cell ns41:value-type="string" table:number-rows-spanned="2" table:style-name="TL ColHeader" table:number-columns-spanned="2" office:value-type="string">
            <text:p>Axel</text:p>
          </table:table-cell>
          <table:covered-table-cell table:style-name="ce45"/>
          <table:table-cell ns41:value-type="string" table:number-rows-spanned="2" table:style-name="TL ColHeader" table:number-columns-spanned="2" office:value-type="string">
            <text:p>Annaland (St.)</text:p>
          </table:table-cell>
          <table:covered-table-cell table:style-name="ce45"/>
          <table:table-cell ns41:value-type="string" table:number-rows-spanned="2" table:style-name="TL ColHeader" table:number-columns-spanned="2" office:value-type="string">
            <text:p>Breskens</text:p>
          </table:table-cell>
          <table:covered-table-cell table:style-name="ce45"/>
          <table:table-cell ns41:value-type="string" table:number-rows-spanned="2" table:style-name="TL ColHeader" table:number-columns-spanned="2" office:value-type="string">
            <text:p>Bruinisse</text:p>
          </table:table-cell>
          <table:covered-table-cell table:style-name="ce45"/>
          <table:table-cell ns41:value-type="string" table:number-rows-spanned="2" table:style-name="TL ColHeader" table:number-columns-spanned="2" office:value-type="string">
            <text:p>Eede</text:p>
          </table:table-cell>
          <table:covered-table-cell table:style-name="ce45"/>
          <table:table-cell ns41:value-type="string" table:number-rows-spanned="2" table:style-name="TL ColHeader" table:number-columns-spanned="2" office:value-type="string">
            <text:p>Groede</text:p>
          </table:table-cell>
          <table:covered-table-cell table:style-name="ce45"/>
          <table:table-cell ns41:value-type="string" table:number-rows-spanned="2" table:style-name="TL ColHeader" table:number-columns-spanned="2" office:value-type="string">
            <text:p>'s Heer Arendskerke</text:p>
          </table:table-cell>
          <table:covered-table-cell table:style-name="ce45"/>
          <table:table-cell ns41:value-type="string" table:number-rows-spanned="2" table:style-name="TL ColHeader" table:number-columns-spanned="2" office:value-type="string">
            <text:p>'s Heerenhoek</text:p>
          </table:table-cell>
          <table:covered-table-cell table:style-name="ce45"/>
          <table:table-cell ns41:value-type="string" table:number-rows-spanned="2" table:style-name="TL ColHeader" table:number-columns-spanned="3" office:value-type="string">
            <text:p>Hontenisse</text:p>
          </table:table-cell>
          <table:covered-table-cell table:style-name="TL ColHeader" table:number-columns-repeated="2"/>
          <table:table-cell ns41:value-type="string" table:number-rows-spanned="2" table:style-name="TL ColHeader" table:number-columns-spanned="2" office:value-type="string">
            <text:p>IJzendijke</text:p>
          </table:table-cell>
          <table:covered-table-cell table:style-name="ce45"/>
          <table:table-cell ns41:value-type="string" table:number-rows-spanned="2" table:style-name="TL ColHeader" table:number-columns-spanned="2" office:value-type="string">
            <text:p>Kapelle</text:p>
          </table:table-cell>
          <table:covered-table-cell table:style-name="ce45"/>
          <table:table-cell ns41:value-type="string" table:number-rows-spanned="2" table:style-name="TL ColHeader" table:number-columns-spanned="3" office:value-type="string">
            <text:p>Maartensdijk (St.)</text:p>
          </table:table-cell>
          <table:covered-table-cell table:style-name="TL ColHeader" table:number-columns-repeated="2"/>
          <table:table-cell ns41:value-type="string" table:number-rows-spanned="2" table:style-name="TL ColHeader" table:number-columns-spanned="4" office:value-type="string">
            <text:p>Middelburg</text:p>
          </table:table-cell>
          <table:covered-table-cell table:style-name="ce61" table:number-columns-repeated="2"/>
          <table:covered-table-cell table:style-name="ce63"/>
          <table:table-cell ns41:value-type="string" table:number-rows-spanned="2" table:style-name="ce45" table:number-columns-spanned="3" office:value-type="string">
            <text:p>Neuzen</text:p>
          </table:table-cell>
          <table:covered-table-cell table:style-name="ce61"/>
          <table:covered-table-cell table:style-name="ce63"/>
          <table:table-cell ns41:value-type="string" table:number-rows-spanned="2" table:style-name="ce45" table:number-columns-spanned="2" office:value-type="string">
            <text:p>Nieuwerkerk</text:p>
          </table:table-cell>
          <table:covered-table-cell table:style-name="ce45"/>
          <table:table-cell ns41:value-type="string" table:number-rows-spanned="2" table:style-name="ce45" table:number-columns-spanned="2" office:value-type="string">
            <text:p>Noordwelle</text:p>
          </table:table-cell>
          <table:covered-table-cell table:style-name="ce45"/>
          <table:table-cell ns41:value-type="string" table:number-rows-spanned="2" table:style-name="ce45" table:number-columns-spanned="2" office:value-type="string">
            <text:p>Oud-Vossemeer</text:p>
          </table:table-cell>
          <table:covered-table-cell table:style-name="ce45"/>
          <table:table-cell ns41:value-type="string" table:number-rows-spanned="2" table:style-name="ce45" table:number-columns-spanned="2" office:value-type="string">
            <text:p>Rilland-Bath</text:p>
          </table:table-cell>
          <table:covered-table-cell table:style-name="ce45"/>
          <table:table-cell ns41:value-type="string" table:number-rows-spanned="2" table:style-name="ce45" table:number-columns-spanned="3" office:value-type="string">
            <text:p>Scherpenisse</text:p>
          </table:table-cell>
          <table:covered-table-cell table:style-name="ce45" table:number-columns-repeated="2"/>
          <table:table-cell ns41:value-type="string" table:number-rows-spanned="2" table:style-name="ce45" table:number-columns-spanned="2" office:value-type="string">
            <text:p>Serooskerke (Walcheren)</text:p>
          </table:table-cell>
          <table:covered-table-cell table:style-name="ce45"/>
          <table:table-cell ns41:value-type="string" table:number-rows-spanned="2" table:style-name="ce45" table:number-columns-spanned="2" office:value-type="string">
            <text:p>Sluis</text:p>
          </table:table-cell>
          <table:covered-table-cell table:style-name="ce45"/>
          <table:table-cell ns41:value-type="string" table:number-rows-spanned="2" table:style-name="ce45" table:number-columns-spanned="2" office:value-type="string">
            <text:p>Tholen</text:p>
          </table:table-cell>
          <table:covered-table-cell table:style-name="ce45"/>
          <table:table-cell ns41:value-type="string" table:number-rows-spanned="2" table:style-name="ce45" table:number-columns-spanned="2" office:value-type="string">
            <text:p>Vlissingen</text:p>
          </table:table-cell>
          <table:covered-table-cell table:style-name="ce45"/>
          <table:table-cell ns41:value-type="string" table:number-rows-spanned="2" table:style-name="ce45" table:number-columns-spanned="2" office:value-type="string">
            <text:p>Westkapelle</text:p>
          </table:table-cell>
          <table:covered-table-cell table:style-name="ce45"/>
          <table:table-cell ns41:value-type="string" table:number-rows-spanned="2" table:style-name="ce45" table:number-columns-spanned="2" office:value-type="string">
            <text:p>Wissekerke</text:p>
          </table:table-cell>
          <table:covered-table-cell table:style-name="ce45"/>
          <table:table-cell ns41:value-type="string" table:number-rows-spanned="2" table:style-name="ce45" table:number-columns-spanned="2" office:value-type="string">
            <text:p>Wolphaartsdijk</text:p>
          </table:table-cell>
          <table:covered-table-cell table:style-name="ce45"/>
          <table:table-cell ns41:value-type="string" table:number-rows-spanned="2" table:style-name="ce45" table:number-columns-spanned="2" office:value-type="string">
            <text:p>Yerseke</text:p>
          </table:table-cell>
          <table:covered-table-cell table:style-name="ce45"/>
          <table:table-cell ns41:value-type="string" table:number-rows-spanned="2" table:style-name="ce45" table:number-columns-spanned="2" office:value-type="string">
            <text:p>Zaamslag</text:p>
          </table:table-cell>
          <table:covered-table-cell table:style-name="ce45"/>
          <table:table-cell ns41:value-type="string" table:number-rows-spanned="2" table:style-name="ce45" table:number-columns-spanned="2" office:value-type="string">
            <text:p>Zierikzee</text:p>
          </table:table-cell>
          <table:covered-table-cell table:style-name="ce45"/>
          <table:table-cell ns41:value-type="string" table:number-rows-spanned="2" table:style-name="ce45" table:number-columns-spanned="2" office:value-type="string">
            <text:p>Zonnemaire</text:p>
          </table:table-cell>
          <table:covered-table-cell table:style-name="ce45"/>
          <table:table-cell ns41:value-type="string" table:number-rows-spanned="2" table:style-name="ce45" table:number-columns-spanned="2" office:value-type="string">
            <text:p>Zuidzande</text:p>
          </table:table-cell>
          <table:covered-table-cell table:style-name="ce45"/>
          <table:covered-table-cell table:style-name="ce80"/>
          <table:covered-table-cell table:style-name="ce87"/>
          <table:covered-table-cell table:style-name="ce91"/>
          <table:covered-table-cell table:style-name="ce95"/>
          <table:table-cell table:style-name="ce29" table:number-columns-repeated="943"/>
        </table:table-row>
        <table:table-row table:style-name="ro3">
          <table:covered-table-cell table:style-name="ce4"/>
          <table:covered-table-cell table:style-name="ce18"/>
          <table:table-cell table:style-name="ce29"/>
          <table:covered-table-cell table:style-name="ce34"/>
          <table:covered-table-cell table:style-name="TL ColHeader" table:number-columns-repeated="31"/>
          <table:covered-table-cell table:style-name="ce60"/>
          <table:covered-table-cell table:style-name="ce62" table:number-columns-repeated="2"/>
          <table:covered-table-cell table:style-name="ce64"/>
          <table:covered-table-cell table:style-name="ce60"/>
          <table:covered-table-cell table:style-name="ce62"/>
          <table:covered-table-cell table:style-name="ce64"/>
          <table:covered-table-cell table:style-name="ce45" table:number-columns-repeated="35"/>
          <table:covered-table-cell table:style-name="ce80"/>
          <table:covered-table-cell table:style-name="ce87"/>
          <table:covered-table-cell table:style-name="ce91"/>
          <table:covered-table-cell table:style-name="ce95"/>
          <table:table-cell table:style-name="ce100" table:number-columns-repeated="943"/>
        </table:table-row>
        <table:table-row table:style-name="ro1">
          <table:covered-table-cell table:style-name="ce5"/>
          <table:covered-table-cell table:style-name="ce19"/>
          <table:table-cell table:style-name="ce29"/>
          <table:table-cell ns41:value-type="string" table:style-name="TL ColHeader"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ce46" office:value-type="string">
            <text:p>V</text:p>
          </table:table-cell>
          <table:table-cell ns41:value-type="string" table:style-name="ce46" office:value-type="string">
            <text:p>*</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covered-table-cell table:style-name="ce81"/>
          <table:covered-table-cell table:style-name="ce88"/>
          <table:covered-table-cell table:style-name="ce92"/>
          <table:covered-table-cell table:style-name="ce96"/>
          <table:table-cell table:style-name="ce29" table:number-columns-repeated="943"/>
        </table:table-row>
        <table:table-row table:style-name="ro4">
          <table:table-cell table:number-columns-repeated="77"/>
          <table:table-cell table:style-name="ce82" table:number-columns-repeated="4"/>
          <table:table-cell table:number-columns-repeated="943"/>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38"/>
          <table:table-cell table:style-name="ce66"/>
          <table:table-cell table:style-name="ce47" table:number-columns-repeated="33"/>
          <table:table-cell table:style-name="ce20"/>
          <table:table-cell ns41:value-type="string" table:style-name="ce83" office:value-type="string">
            <text:p>VT_1889</text:p>
          </table:table-cell>
          <table:table-cell ns41:value-type="string" table:style-name="ce83" office:value-type="string">
            <text:p>10_H6</text:p>
          </table:table-cell>
          <table:table-cell ns41:value-type="string" table:style-name="ce83" office:value-type="string">
            <text:p>400, 401, 406, 407</text:p>
          </table:table-cell>
          <table:table-cell ns41:value-type="string" table:style-name="ce97" office:value-type="string">
            <text:p>280046, 280049</text:p>
          </table:table-cell>
          <table:table-cell table:number-columns-repeated="943"/>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38"/>
          <table:table-cell table:style-name="ce67"/>
          <table:table-cell table:style-name="ce48" table:number-columns-repeated="32"/>
          <table:table-cell ns41:value-type="float" table:style-name="ce48" office:value="1" office:value-type="float">
            <text:p>1</text:p>
          </table:table-cell>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30"/>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38"/>
          <table:table-cell table:style-name="ce67"/>
          <table:table-cell table:style-name="ce48"/>
          <table:table-cell ns41:value-type="float" table:style-name="ce48" office:value="1" office:value-type="float">
            <text:p>1</text:p>
          </table:table-cell>
          <table:table-cell table:style-name="ce48" table:number-columns-repeated="31"/>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38"/>
          <table:table-cell table:style-name="ce67"/>
          <table:table-cell table:style-name="ce48" table:number-columns-repeated="18"/>
          <table:table-cell ns41:value-type="float" table:style-name="ce48" office:value="1" office:value-type="float">
            <text:p>1</text:p>
          </table:table-cell>
          <table:table-cell table:style-name="ce48" table:number-columns-repeated="14"/>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number-columns-repeated="34"/>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33"/>
          <table:table-cell ns41:value-type="float" table:style-name="ce48" office:value="1" office:value-type="float">
            <text:p>1</text:p>
          </table:table-cell>
          <table:table-cell table:style-name="ce48" table:number-columns-repeated="2"/>
          <table:table-cell ns41:value-type="float" office:value="1" table:style-name="ce48" table:number-columns-repeated="2" office:value-type="float">
            <text:p>1</text:p>
          </table:table-cell>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33"/>
          <table:table-cell table:number-columns-repeated="5"/>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36"/>
          <table:table-cell ns41:value-type="float" office:value="1" table:style-name="ce48" table:number-columns-repeated="2" office:value-type="float">
            <text:p>1</text:p>
          </table:table-cell>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26"/>
          <table:table-cell ns41:value-type="float" table:style-name="TL Data" office:value="1" office:value-type="float">
            <text:p>1</text:p>
          </table:table-cell>
          <table:table-cell table:style-name="TL Data" table:number-columns-repeated="9"/>
          <table:table-cell table:number-columns-repeated="2"/>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33"/>
          <table:table-cell ns41:value-type="float" office:value="1" table:style-name="ce48" table:number-columns-repeated="2" office:value-type="float">
            <text:p>1</text:p>
          </table:table-cell>
          <table:table-cell table:style-name="ce48" table:number-columns-repeated="3"/>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38"/>
          <table:table-cell table:style-name="ce67"/>
          <table:table-cell table:style-name="ce48" table:number-columns-repeated="23"/>
          <table:table-cell ns41:value-type="float" table:style-name="ce48" office:value="1" office:value-type="float">
            <text:p>1</text:p>
          </table:table-cell>
          <table:table-cell table:style-name="ce48" table:number-columns-repeated="9"/>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31"/>
          <table:table-cell ns41:value-type="float" office:value="1" table:style-name="TL Data" table:number-columns-repeated="2" office:value-type="float">
            <text:p>1</text:p>
          </table:table-cell>
          <table:table-cell table:style-name="ce48" table:number-columns-repeated="3"/>
          <table:table-cell ns41:value-type="float" office:value="1" table:style-name="ce48" table:number-columns-repeated="2" office:value-type="float">
            <text:p>1</text:p>
          </table:table-cell>
          <table:table-cell table:style-name="ce67"/>
          <table:table-cell table:style-name="ce48" table:number-columns-repeated="7"/>
          <table:table-cell ns41:value-type="float" office:value="1" table:style-name="ce48" table:number-columns-repeated="2" office:value-type="float">
            <text:p>1</text:p>
          </table:table-cell>
          <table:table-cell table:style-name="ce48" table:number-columns-repeated="24"/>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31"/>
          <table:table-cell ns41:value-type="float" office:value="1" table:style-name="TL Data" table:number-columns-repeated="2" office:value-type="float">
            <text:p>1</text:p>
          </table:table-cell>
          <table:table-cell table:style-name="ce48" table:number-columns-repeated="5"/>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8"/>
          <table:table-cell ns41:value-type="float" table:style-name="TL Data" office:value="1" office:value-type="float">
            <text:p>1</text:p>
          </table:table-cell>
          <table:table-cell table:style-name="TL Data" table:number-columns-repeated="29"/>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31"/>
          <table:table-cell ns41:value-type="float" office:value="1" table:style-name="TL Data" table:number-columns-repeated="2" office:value-type="float">
            <text:p>1</text:p>
          </table:table-cell>
          <table:table-cell table:style-name="ce48" table:number-columns-repeated="5"/>
          <table:table-cell table:style-name="ce67"/>
          <table:table-cell table:style-name="ce48" table:number-columns-repeated="13"/>
          <table:table-cell ns41:value-type="float" table:style-name="ce48" office:value="1" office:value-type="float">
            <text:p>1</text:p>
          </table:table-cell>
          <table:table-cell table:style-name="ce48" table:number-columns-repeated="19"/>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38"/>
          <table:table-cell table:style-name="ce67"/>
          <table:table-cell table:style-name="ce48" table:number-columns-repeated="7"/>
          <table:table-cell ns41:value-type="float" office:value="1" table:style-name="ce48" table:number-columns-repeated="2" office:value-type="float">
            <text:p>1</text:p>
          </table:table-cell>
          <table:table-cell table:style-name="ce48" table:number-columns-repeated="24"/>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38"/>
          <table:table-cell table:style-name="ce67"/>
          <table:table-cell table:style-name="ce48" table:number-columns-repeated="13"/>
          <table:table-cell ns41:value-type="float" table:style-name="ce48" office:value="1" office:value-type="float">
            <text:p>1</text:p>
          </table:table-cell>
          <table:table-cell table:style-name="ce48" table:number-columns-repeated="19"/>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31"/>
          <table:table-cell ns41:value-type="float" table:style-name="TL Data" office:value="1" office:value-type="float">
            <text:p>1</text:p>
          </table:table-cell>
          <table:table-cell table:style-name="TL Data" table:number-columns-repeated="6"/>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38"/>
          <table:table-cell table:style-name="ce67"/>
          <table:table-cell table:style-name="ce48" table:number-columns-repeated="32"/>
          <table:table-cell ns41:value-type="float" table:style-name="ce48" office:value="1" office:value-type="float">
            <text:p>1</text:p>
          </table:table-cell>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ns41:value-type="float" table:style-name="TL Data" office:value="1" office:value-type="float">
            <text:p>1</text:p>
          </table:table-cell>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32"/>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38"/>
          <table:table-cell table:style-name="ce67"/>
          <table:table-cell table:style-name="ce48" table:number-columns-repeated="6"/>
          <table:table-cell ns41:value-type="float" table:style-name="ce48" office:value="1" office:value-type="float">
            <text:p>1</text:p>
          </table:table-cell>
          <table:table-cell table:style-name="ce48" table:number-columns-repeated="26"/>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21"/>
          <table:table-cell ns41:value-type="float" office:value="1" table:style-name="TL Data" table:number-columns-repeated="2" office:value-type="float">
            <text:p>1</text:p>
          </table:table-cell>
          <table:table-cell table:style-name="TL Data" table:number-columns-repeated="15"/>
          <table:table-cell table:style-name="ce67"/>
          <table:table-cell table:style-name="ce48" table:number-columns-repeated="21"/>
          <table:table-cell ns41:value-type="float" table:style-name="ce48" office:value="1" office:value-type="float">
            <text:p>1</text:p>
          </table:table-cell>
          <table:table-cell table:style-name="ce48" table:number-columns-repeated="11"/>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38"/>
          <table:table-cell table:style-name="ce67"/>
          <table:table-cell table:style-name="ce48" table:number-columns-repeated="3"/>
          <table:table-cell ns41:value-type="float" table:style-name="ce48" office:value="1" office:value-type="float">
            <text:p>1</text:p>
          </table:table-cell>
          <table:table-cell table:style-name="ce48" table:number-columns-repeated="29"/>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38"/>
          <table:table-cell ns41:value-type="float" table:style-name="ce67" office:value="1" office:value-type="float">
            <text:p>1</text:p>
          </table:table-cell>
          <table:table-cell table:style-name="ce48" table:number-columns-repeated="17"/>
          <table:table-cell ns41:value-type="float" table:style-name="ce48" office:value="1" office:value-type="float">
            <text:p>1</text:p>
          </table:table-cell>
          <table:table-cell table:style-name="ce48" table:number-columns-repeated="15"/>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33"/>
          <table:table-cell ns41:value-type="float" office:value="1" table:style-name="ce48" table:number-columns-repeated="2" office:value-type="float">
            <text:p>1</text:p>
          </table:table-cell>
          <table:table-cell table:style-name="ce48" table:number-columns-repeated="3"/>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20"/>
          <table:table-cell ns41:value-type="float" table:style-name="TL Data" office:value="1" office:value-type="float">
            <text:p>1</text:p>
          </table:table-cell>
          <table:table-cell table:style-name="TL Data" table:number-columns-repeated="14"/>
          <table:table-cell ns41:value-type="float" table:style-name="ce48" office:value="1" office:value-type="float">
            <text:p>1</text:p>
          </table:table-cell>
          <table:table-cell table:style-name="ce48" table:number-columns-repeated="2"/>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31"/>
          <table:table-cell ns41:value-type="float" office:value="1" table:style-name="TL Data" table:number-columns-repeated="2" office:value-type="float">
            <text:p>1</text:p>
          </table:table-cell>
          <table:table-cell table:style-name="ce48" table:number-columns-repeated="5"/>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22"/>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31"/>
          <table:table-cell ns41:value-type="float" table:style-name="TL Data" office:value="1" office:value-type="float">
            <text:p>1</text:p>
          </table:table-cell>
          <table:table-cell table:style-name="TL Data" table:number-columns-repeated="6"/>
          <table:table-cell table:style-name="ce67"/>
          <table:table-cell table:style-name="ce48" table:number-columns-repeated="17"/>
          <table:table-cell ns41:value-type="float" table:style-name="ce48" office:value="1" office:value-type="float">
            <text:p>1</text:p>
          </table:table-cell>
          <table:table-cell table:style-name="ce48" table:number-columns-repeated="15"/>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33"/>
          <table:table-cell ns41:value-type="float" table:style-name="ce48" office:value="1" office:value-type="float">
            <text:p>1</text:p>
          </table:table-cell>
          <table:table-cell table:style-name="ce48" table:number-columns-repeated="4"/>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28"/>
          <table:table-cell ns41:value-type="float" office:value="1" table:style-name="TL Data" table:number-columns-repeated="2" office:value-type="float">
            <text:p>1</text:p>
          </table:table-cell>
          <table:table-cell table:style-name="TL Data" table:number-columns-repeated="8"/>
          <table:table-cell table:style-name="ce67"/>
          <table:table-cell table:style-name="ce48" table:number-columns-repeated="29"/>
          <table:table-cell ns41:value-type="float" table:style-name="ce48" office:value="1" office:value-type="float">
            <text:p>1</text:p>
          </table:table-cell>
          <table:table-cell table:style-name="ce48" table:number-columns-repeated="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36"/>
          <table:table-cell ns41:value-type="float" table:style-name="ce48" office:value="1" office:value-type="float">
            <text:p>1</text:p>
          </table:table-cell>
          <table:table-cell table:style-name="ce4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38"/>
          <table:table-cell table:style-name="ce67"/>
          <table:table-cell table:style-name="ce48" table:number-columns-repeated="24"/>
          <table:table-cell ns41:value-type="float" table:style-name="ce48" office:value="1" office:value-type="float">
            <text:p>1</text:p>
          </table:table-cell>
          <table:table-cell table:style-name="ce48" table:number-columns-repeated="8"/>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38"/>
          <table:table-cell table:style-name="ce67"/>
          <table:table-cell table:style-name="ce48" table:number-columns-repeated="29"/>
          <table:table-cell ns41:value-type="float" table:style-name="ce48" office:value="1" office:value-type="float">
            <text:p>1</text:p>
          </table:table-cell>
          <table:table-cell table:style-name="ce48" table:number-columns-repeated="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38"/>
          <table:table-cell table:style-name="ce67"/>
          <table:table-cell table:style-name="ce48" table:number-columns-repeated="30"/>
          <table:table-cell ns41:value-type="float" table:style-name="ce48" office:value="1" office:value-type="float">
            <text:p>1</text:p>
          </table:table-cell>
          <table:table-cell table:style-name="ce48" table:number-columns-repeated="2"/>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31"/>
          <table:table-cell ns41:value-type="float" table:style-name="TL Data" office:value="1" office:value-type="float">
            <text:p>1</text:p>
          </table:table-cell>
          <table:table-cell table:style-name="TL Data" table:number-columns-repeated="6"/>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23"/>
          <table:table-cell ns41:value-type="float" table:style-name="TL Data" office:value="1" office:value-type="float">
            <text:p>1</text:p>
          </table:table-cell>
          <table:table-cell table:style-name="TL Data" table:number-columns-repeated="11"/>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5"/>
          <table:table-cell ns41:value-type="float" table:style-name="ce48" office:value="1" office:value-type="float">
            <text:p>1</text:p>
          </table:table-cell>
          <table:table-cell table:style-name="ce48" table:number-columns-repeated="4"/>
          <table:table-cell table:style-name="ce67"/>
          <table:table-cell table:style-name="ce48" table:number-columns-repeated="17"/>
          <table:table-cell ns41:value-type="float" table:style-name="ce48" office:value="1" office:value-type="float">
            <text:p>1</text:p>
          </table:table-cell>
          <table:table-cell table:style-name="ce48" table:number-columns-repeated="15"/>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38"/>
          <table:table-cell table:style-name="ce67"/>
          <table:table-cell table:style-name="ce48" table:number-columns-repeated="21"/>
          <table:table-cell ns41:value-type="float" table:style-name="ce48" office:value="1" office:value-type="float">
            <text:p>1</text:p>
          </table:table-cell>
          <table:table-cell table:style-name="ce48" table:number-columns-repeated="11"/>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38"/>
          <table:table-cell table:style-name="ce67"/>
          <table:table-cell table:style-name="ce48" table:number-columns-repeated="21"/>
          <table:table-cell ns41:value-type="float" table:style-name="ce48" office:value="1" office:value-type="float">
            <text:p>1</text:p>
          </table:table-cell>
          <table:table-cell table:style-name="ce48" table:number-columns-repeated="11"/>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33"/>
          <table:table-cell ns41:value-type="float" table:style-name="ce48" office:value="2" office:value-type="float">
            <text:p>2</text:p>
          </table:table-cell>
          <table:table-cell table:style-name="ce48" table:number-columns-repeated="4"/>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27"/>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38"/>
          <table:table-cell table:style-name="ce67"/>
          <table:table-cell table:style-name="ce48" table:number-columns-repeated="26"/>
          <table:table-cell ns41:value-type="float" table:style-name="ce48" office:value="1" office:value-type="float">
            <text:p>1</text:p>
          </table:table-cell>
          <table:table-cell table:style-name="ce48" table:number-columns-repeated="6"/>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8"/>
          <table:table-cell ns41:value-type="float" table:style-name="TL Data" office:value="1" office:value-type="float">
            <text:p>1</text:p>
          </table:table-cell>
          <table:table-cell table:style-name="TL Data" table:number-columns-repeated="29"/>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31"/>
          <table:table-cell ns41:value-type="float" table:style-name="TL Data" office:value="1" office:value-type="float">
            <text:p>1</text:p>
          </table:table-cell>
          <table:table-cell table:style-name="TL Data"/>
          <table:table-cell ns41:value-type="float" table:style-name="ce48" office:value="2" office:value-type="float">
            <text:p>2</text:p>
          </table:table-cell>
          <table:table-cell table:style-name="ce48" table:number-columns-repeated="4"/>
          <table:table-cell table:style-name="ce67"/>
          <table:table-cell table:style-name="ce48" table:number-columns-repeated="21"/>
          <table:table-cell ns41:value-type="float" table:style-name="ce48" office:value="1" office:value-type="float">
            <text:p>1</text:p>
          </table:table-cell>
          <table:table-cell table:style-name="ce48" table:number-columns-repeated="11"/>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33"/>
          <table:table-cell ns41:value-type="float" table:style-name="ce48" office:value="1" office:value-type="float">
            <text:p>1</text:p>
          </table:table-cell>
          <table:table-cell table:style-name="ce48" table:number-columns-repeated="4"/>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33"/>
          <table:table-cell ns41:value-type="float" table:style-name="ce48" office:value="1" office:value-type="float">
            <text:p>1</text:p>
          </table:table-cell>
          <table:table-cell table:style-name="ce48" table:number-columns-repeated="4"/>
          <table:table-cell table:style-name="ce67"/>
          <table:table-cell table:style-name="ce48" table:number-columns-repeated="26"/>
          <table:table-cell ns41:value-type="float" table:style-name="ce48" office:value="1" office:value-type="float">
            <text:p>1</text:p>
          </table:table-cell>
          <table:table-cell table:style-name="ce48" table:number-columns-repeated="6"/>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24"/>
          <table:table-cell table:style-name="ce67"/>
          <table:table-cell table:style-name="ce48" table:number-columns-repeated="19"/>
          <table:table-cell ns41:value-type="float" table:style-name="ce48" office:value="1" office:value-type="float">
            <text:p>1</text:p>
          </table:table-cell>
          <table:table-cell table:style-name="ce48" table:number-columns-repeated="8"/>
          <table:table-cell ns41:value-type="float" table:style-name="ce48" office:value="1" office:value-type="float">
            <text:p>1</text:p>
          </table:table-cell>
          <table:table-cell table:style-name="ce48" table:number-columns-repeated="4"/>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33"/>
          <table:table-cell ns41:value-type="float" table:style-name="ce13" office:value="1" office:value-type="float">
            <text:p>1</text:p>
          </table:table-cell>
          <table:table-cell table:style-name="ce13"/>
          <table:table-cell ns41:value-type="float" table:style-name="ce48" office:value="1" office:value-type="float">
            <text:p>1</text:p>
          </table:table-cell>
          <table:table-cell table:style-name="ce48" table:number-columns-repeated="2"/>
          <table:table-cell table:style-name="ce67"/>
          <table:table-cell table:style-name="ce48" table:number-columns-repeated="11"/>
          <table:table-cell ns41:value-type="float" table:style-name="ce48" office:value="1" office:value-type="float">
            <text:p>1</text:p>
          </table:table-cell>
          <table:table-cell table:style-name="ce48" table:number-columns-repeated="2"/>
          <table:table-cell ns41:value-type="float" table:style-name="ce48" office:value="1" office:value-type="float">
            <text:p>1</text:p>
          </table:table-cell>
          <table:table-cell table:style-name="ce48" table:number-columns-repeated="16"/>
          <table:table-cell table:style-name="ce13"/>
          <table:table-cell table:style-name="ce48"/>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33"/>
          <table:table-cell ns41:value-type="float" table:style-name="ce13" office:value="1" office:value-type="float">
            <text:p>1</text:p>
          </table:table-cell>
          <table:table-cell table:style-name="ce13"/>
          <table:table-cell table:style-name="ce48" table:number-columns-repeated="3"/>
          <table:table-cell table:style-name="ce67"/>
          <table:table-cell table:style-name="ce48" table:number-columns-repeated="31"/>
          <table:table-cell table:style-name="ce13"/>
          <table:table-cell table:style-name="ce48"/>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33"/>
          <table:table-cell ns41:value-type="float" table:style-name="ce13" office:value="1" office:value-type="float">
            <text:p>1</text:p>
          </table:table-cell>
          <table:table-cell table:style-name="ce13"/>
          <table:table-cell table:style-name="ce48" table:number-columns-repeated="3"/>
          <table:table-cell table:style-name="ce67"/>
          <table:table-cell table:style-name="ce48" table:number-columns-repeated="29"/>
          <table:table-cell ns41:value-type="float" table:style-name="ce48" office:value="2" office:value-type="float">
            <text:p>2</text:p>
          </table:table-cell>
          <table:table-cell table:style-name="ce48"/>
          <table:table-cell table:style-name="ce13"/>
          <table:table-cell table:style-name="ce48"/>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11"/>
          <table:table-cell ns41:value-type="float" table:style-name="TL Data" office:value="1" office:value-type="float">
            <text:p>1</text:p>
          </table:table-cell>
          <table:table-cell table:style-name="TL Data" table:number-columns-repeated="26"/>
          <table:table-cell table:style-name="ce67"/>
          <table:table-cell ns41:value-type="float" table:style-name="ce48" office:value="1" office:value-type="float">
            <text:p>1</text:p>
          </table:table-cell>
          <table:table-cell table:style-name="ce48" table:number-columns-repeated="32"/>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38"/>
          <table:table-cell table:style-name="ce67"/>
          <table:table-cell table:style-name="ce48" table:number-columns-repeated="17"/>
          <table:table-cell ns41:value-type="float" table:style-name="ce48" office:value="1" office:value-type="float">
            <text:p>1</text:p>
          </table:table-cell>
          <table:table-cell table:style-name="ce48" table:number-columns-repeated="15"/>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33"/>
          <table:table-cell ns41:value-type="float" table:style-name="ce48" office:value="1" office:value-type="float">
            <text:p>1</text:p>
          </table:table-cell>
          <table:table-cell table:style-name="ce48" table:number-columns-repeated="4"/>
          <table:table-cell table:style-name="ce67"/>
          <table:table-cell table:style-name="ce48" table:number-columns-repeated="21"/>
          <table:table-cell ns41:value-type="float" table:style-name="ce48" office:value="1" office:value-type="float">
            <text:p>1</text:p>
          </table:table-cell>
          <table:table-cell table:style-name="ce48" table:number-columns-repeated="11"/>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24"/>
          <table:table-cell ns41:value-type="float" table:style-name="TL Data" office:value="1" office:value-type="float">
            <text:p>1</text:p>
          </table:table-cell>
          <table:table-cell table:style-name="TL Data" table:number-columns-repeated="13"/>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38"/>
          <table:table-cell table:style-name="ce67"/>
          <table:table-cell table:style-name="ce48" table:number-columns-repeated="29"/>
          <table:table-cell ns41:value-type="float" table:style-name="ce48" office:value="1" office:value-type="float">
            <text:p>1</text:p>
          </table:table-cell>
          <table:table-cell table:style-name="ce48" table:number-columns-repeated="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string" table:number-rows-spanned="1" table:style-name="TL RowHeader" table:number-columns-spanned="2" office:value-type="string">
            <text:p>Onbekend</text:p>
          </table:table-cell>
          <table:covered-table-cell table:style-name="ce22"/>
          <table:table-cell table:style-name="ce30"/>
          <table:table-cell table:style-name="TL Data"/>
          <table:table-cell table:style-name="TL Data" table:number-columns-repeated="38"/>
          <table:table-cell table:style-name="ce67"/>
          <table:table-cell table:style-name="ce48" table:number-columns-repeated="33"/>
          <table:table-cell table:style-name="ce21"/>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6">
          <table:table-cell ns41:value-type="string" table:number-rows-spanned="1" table:style-name="TL RowHeader" table:number-columns-spanned="2" office:value-type="string">
            <text:p>Totaal</text:p>
          </table:table-cell>
          <table:covered-table-cell table:style-name="ce23"/>
          <table:table-cell table:style-name="ce30"/>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68" office:value="1" office:value-type="float">
            <text:p>1</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5" office:value-type="float">
            <text:p>5</text:p>
          </table:table-cell>
          <table:table-cell table:style-name="ce49"/>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73"/>
          <table:table-cell ns41:value-type="string" table:style-name="ce85" office:value-type="string">
            <text:p>VT_1889</text:p>
          </table:table-cell>
          <table:table-cell ns41:value-type="string" table:style-name="ce89" office:value-type="string">
            <text:p>10_H6</text:p>
          </table:table-cell>
          <table:table-cell ns41:value-type="string" table:style-name="ce89" office:value-type="string">
            <text:p>404, 405, 410, 411</text:p>
          </table:table-cell>
          <table:table-cell ns41:value-type="string" table:style-name="ce99" office:value-type="string">
            <text:p>280048, 280051</text:p>
          </table:table-cell>
          <table:table-cell table:number-columns-repeated="943"/>
        </table:table-row>
        <table:table-row table:style-name="ro5">
          <table:table-cell ns41:value-type="string" table:style-name="TL RowHeader" office:value-type="string">
            <text:p>CBS nummer</text:p>
          </table:table-cell>
          <table:table-cell table:style-name="TL RowHeader"/>
          <table:table-cell/>
          <table:table-cell table:number-rows-spanned="1" office:value-type="float" office:value="1000" table:style-name="TL Data" table:number-columns-spanned="2" ns41:value-type="float">
            <text:p>1000</text:p>
          </table:table-cell>
          <table:covered-table-cell table:style-name="ce50"/>
          <table:table-cell table:number-rows-spanned="1" office:value-type="float" office:value="648" table:style-name="TL Data" table:number-columns-spanned="2" ns41:value-type="float">
            <text:p>648</text:p>
          </table:table-cell>
          <table:covered-table-cell table:style-name="ce50"/>
          <table:table-cell table:number-rows-spanned="1" office:value-type="float" office:value="649" table:style-name="TL Data" table:number-columns-spanned="2" ns41:value-type="float">
            <text:p>649</text:p>
          </table:table-cell>
          <table:covered-table-cell table:style-name="ce50"/>
          <table:table-cell table:number-rows-spanned="1" office:value-type="float" office:value="650" table:style-name="TL Data" table:number-columns-spanned="2" ns41:value-type="float">
            <text:p>650</text:p>
          </table:table-cell>
          <table:covered-table-cell table:style-name="ce50"/>
          <table:table-cell table:number-rows-spanned="1" office:value-type="float" office:value="708" table:style-name="TL Data" table:number-columns-spanned="2" ns41:value-type="float">
            <text:p>708</text:p>
          </table:table-cell>
          <table:covered-table-cell table:style-name="ce50"/>
          <table:table-cell table:number-rows-spanned="1" office:value-type="float" office:value="655" table:style-name="TL Data" table:number-columns-spanned="2" ns41:value-type="float">
            <text:p>655</text:p>
          </table:table-cell>
          <table:covered-table-cell table:style-name="ce50"/>
          <table:table-cell table:number-rows-spanned="1" office:value-type="float" office:value="657" table:style-name="TL Data" table:number-columns-spanned="2" ns41:value-type="float">
            <text:p>657</text:p>
          </table:table-cell>
          <table:covered-table-cell table:style-name="ce50"/>
          <table:table-cell table:number-rows-spanned="1" office:value-type="float" office:value="1052" table:style-name="TL Data" table:number-columns-spanned="2" ns41:value-type="float">
            <text:p>1052</text:p>
          </table:table-cell>
          <table:covered-table-cell table:style-name="ce50"/>
          <table:table-cell table:number-rows-spanned="1" office:value-type="float" office:value="667" table:style-name="TL Data" table:number-columns-spanned="2" ns41:value-type="float">
            <text:p>667</text:p>
          </table:table-cell>
          <table:covered-table-cell table:style-name="ce50"/>
          <table:table-cell table:number-rows-spanned="1" office:value-type="float" office:value="670" table:style-name="TL Data" table:number-columns-spanned="2" ns41:value-type="float">
            <text:p>670</text:p>
          </table:table-cell>
          <table:covered-table-cell table:style-name="ce50"/>
          <table:table-cell table:number-rows-spanned="1" office:value-type="float" office:value="671" table:style-name="TL Data" table:number-columns-spanned="2" ns41:value-type="float">
            <text:p>671</text:p>
          </table:table-cell>
          <table:covered-table-cell table:style-name="ce50"/>
          <table:table-cell table:number-rows-spanned="1" office:value-type="float" office:value="675" table:style-name="TL Data" table:number-columns-spanned="3" ns41:value-type="float">
            <text:p>675</text:p>
          </table:table-cell>
          <table:covered-table-cell table:style-name="TL Data" table:number-columns-repeated="2"/>
          <table:table-cell table:number-rows-spanned="1" office:value-type="float" office:value="730" table:style-name="TL Data" table:number-columns-spanned="2" ns41:value-type="float">
            <text:p>730</text:p>
          </table:table-cell>
          <table:covered-table-cell table:style-name="ce50"/>
          <table:table-cell table:number-rows-spanned="1" office:value-type="float" office:value="678" table:style-name="TL Data" table:number-columns-spanned="2" ns41:value-type="float">
            <text:p>678</text:p>
          </table:table-cell>
          <table:covered-table-cell table:style-name="ce50"/>
          <table:table-cell table:number-rows-spanned="1" office:value-type="float" office:value="711" table:style-name="TL Data" table:number-columns-spanned="3" ns41:value-type="float">
            <text:p>711</text:p>
          </table:table-cell>
          <table:covered-table-cell table:style-name="TL Data" table:number-columns-repeated="2"/>
          <table:table-cell table:number-rows-spanned="1" office:value-type="float" office:value="687" table:style-name="TL Data" table:number-columns-spanned="4" ns41:value-type="float">
            <text:p>687</text:p>
          </table:table-cell>
          <table:covered-table-cell table:style-name="ce50" table:number-columns-repeated="3"/>
          <table:table-cell table:number-rows-spanned="1" office:value-type="float" office:value="715" table:style-name="ce55" table:number-columns-spanned="3" ns41:value-type="float">
            <text:p>715</text:p>
          </table:table-cell>
          <table:covered-table-cell table:style-name="ce50" table:number-columns-repeated="2"/>
          <table:table-cell table:number-rows-spanned="1" office:value-type="float" office:value="1122" table:style-name="ce55" table:number-columns-spanned="2" ns41:value-type="float">
            <text:p>1122</text:p>
          </table:table-cell>
          <table:covered-table-cell table:style-name="ce50"/>
          <table:table-cell table:number-rows-spanned="1" office:value-type="float" office:value="1129" table:style-name="ce55" table:number-columns-spanned="2" ns41:value-type="float">
            <text:p>1129</text:p>
          </table:table-cell>
          <table:covered-table-cell table:style-name="ce50"/>
          <table:table-cell table:number-rows-spanned="1" office:value-type="float" office:value="696" table:style-name="ce55" table:number-columns-spanned="2" ns41:value-type="float">
            <text:p>696</text:p>
          </table:table-cell>
          <table:covered-table-cell table:style-name="ce50"/>
          <table:table-cell table:number-rows-spanned="1" office:value-type="float" office:value="702" table:style-name="ce55" table:number-columns-spanned="2" ns41:value-type="float">
            <text:p>702</text:p>
          </table:table-cell>
          <table:covered-table-cell table:style-name="ce50"/>
          <table:table-cell table:number-rows-spanned="1" office:value-type="float" office:value="705" table:style-name="ce55" table:number-columns-spanned="3" ns41:value-type="float">
            <text:p>705</text:p>
          </table:table-cell>
          <table:covered-table-cell table:style-name="ce50" table:number-columns-repeated="2"/>
          <table:table-cell table:number-rows-spanned="1" office:value-type="float" office:value="1176" table:style-name="ce55" table:number-columns-spanned="2" ns41:value-type="float">
            <text:p>1176</text:p>
          </table:table-cell>
          <table:covered-table-cell table:style-name="ce50"/>
          <table:table-cell table:number-rows-spanned="1" office:value-type="float" office:value="713" table:style-name="ce55" table:number-columns-spanned="2" ns41:value-type="float">
            <text:p>713</text:p>
          </table:table-cell>
          <table:covered-table-cell table:style-name="ce50"/>
          <table:table-cell table:number-rows-spanned="1" office:value-type="float" office:value="716" table:style-name="ce55" table:number-columns-spanned="2" ns41:value-type="float">
            <text:p>716</text:p>
          </table:table-cell>
          <table:covered-table-cell table:style-name="ce50"/>
          <table:table-cell table:number-rows-spanned="1" office:value-type="float" office:value="718" table:style-name="ce55" table:number-columns-spanned="2" ns41:value-type="float">
            <text:p>718</text:p>
          </table:table-cell>
          <table:covered-table-cell table:style-name="ce50"/>
          <table:table-cell table:number-rows-spanned="1" office:value-type="float" office:value="726" table:style-name="ce55" table:number-columns-spanned="2" ns41:value-type="float">
            <text:p>726</text:p>
          </table:table-cell>
          <table:covered-table-cell table:style-name="ce50"/>
          <table:table-cell table:number-rows-spanned="1" office:value-type="float" office:value="727" table:style-name="ce55" table:number-columns-spanned="2" ns41:value-type="float">
            <text:p>727</text:p>
          </table:table-cell>
          <table:covered-table-cell table:style-name="ce50"/>
          <table:table-cell table:number-rows-spanned="1" office:value-type="float" office:value="728" table:style-name="ce55" table:number-columns-spanned="2" ns41:value-type="float">
            <text:p>728</text:p>
          </table:table-cell>
          <table:covered-table-cell table:style-name="ce50"/>
          <table:table-cell table:number-rows-spanned="1" office:value-type="float" office:value="729" table:style-name="ce55" table:number-columns-spanned="2" ns41:value-type="float">
            <text:p>729</text:p>
          </table:table-cell>
          <table:covered-table-cell table:style-name="ce50"/>
          <table:table-cell table:number-rows-spanned="1" office:value-type="float" office:value="731" table:style-name="ce55" table:number-columns-spanned="2" ns41:value-type="float">
            <text:p>731</text:p>
          </table:table-cell>
          <table:covered-table-cell table:style-name="ce50"/>
          <table:table-cell table:number-rows-spanned="1" office:value-type="float" office:value="732" table:style-name="ce55" table:number-columns-spanned="2" ns41:value-type="float">
            <text:p>732</text:p>
          </table:table-cell>
          <table:covered-table-cell table:style-name="ce50"/>
          <table:table-cell table:number-rows-spanned="1" office:value-type="float" office:value="1236" table:style-name="ce55" table:number-columns-spanned="2" ns41:value-type="float">
            <text:p>1236</text:p>
          </table:table-cell>
          <table:covered-table-cell table:style-name="ce50"/>
          <table:table-cell table:number-rows-spanned="1" office:value-type="float" office:value="735" table:style-name="ce69" table:number-columns-spanned="2" ns41:value-type="float">
            <text:p>735</text:p>
          </table:table-cell>
          <table:covered-table-cell table:style-name="ce74"/>
          <table:table-cell table:number-columns-repeated="947"/>
        </table:table-row>
        <table:table-row table:style-name="ro5">
          <table:table-cell ns41:value-type="string" table:style-name="TL RowHeader" office:value-type="string">
            <text:p>Amsterdamse code</text:p>
          </table:table-cell>
          <table:table-cell table:style-name="TL RowHeader"/>
          <table:table-cell/>
          <table:table-cell table:number-rows-spanned="1" office:value-type="float" office:value="10531" table:style-name="TL Data" table:number-columns-spanned="2" ns41:value-type="float">
            <text:p>10531</text:p>
          </table:table-cell>
          <table:covered-table-cell table:style-name="ce51"/>
          <table:table-cell table:number-rows-spanned="1" office:value-type="float" office:value="11020" table:style-name="TL Data" table:number-columns-spanned="2" ns41:value-type="float">
            <text:p>11020</text:p>
          </table:table-cell>
          <table:covered-table-cell table:style-name="ce51"/>
          <table:table-cell table:number-rows-spanned="1" office:value-type="float" office:value="11419" table:style-name="TL Data" table:number-columns-spanned="2" ns41:value-type="float">
            <text:p>11419</text:p>
          </table:table-cell>
          <table:covered-table-cell table:style-name="ce51"/>
          <table:table-cell table:number-rows-spanned="1" office:value-type="float" office:value="11289" table:style-name="TL Data" table:number-columns-spanned="2" ns41:value-type="float">
            <text:p>11289</text:p>
          </table:table-cell>
          <table:covered-table-cell table:style-name="ce51"/>
          <table:table-cell table:number-rows-spanned="1" office:value-type="float" office:value="11200" table:style-name="TL Data" table:number-columns-spanned="2" ns41:value-type="float">
            <text:p>11200</text:p>
          </table:table-cell>
          <table:covered-table-cell table:style-name="ce51"/>
          <table:table-cell table:number-rows-spanned="1" office:value-type="float" office:value="10233" table:style-name="TL Data" table:number-columns-spanned="2" ns41:value-type="float">
            <text:p>10233</text:p>
          </table:table-cell>
          <table:covered-table-cell table:style-name="ce51"/>
          <table:table-cell table:number-rows-spanned="1" office:value-type="float" office:value="11291" table:style-name="TL Data" table:number-columns-spanned="2" ns41:value-type="float">
            <text:p>11291</text:p>
          </table:table-cell>
          <table:covered-table-cell table:style-name="ce51"/>
          <table:table-cell table:number-rows-spanned="1" office:value-type="float" office:value="11128" table:style-name="TL Data" table:number-columns-spanned="2" ns41:value-type="float">
            <text:p>11128</text:p>
          </table:table-cell>
          <table:covered-table-cell table:style-name="ce51"/>
          <table:table-cell table:number-rows-spanned="1" office:value-type="float" office:value="11312" table:style-name="TL Data" table:number-columns-spanned="2" ns41:value-type="float">
            <text:p>11312</text:p>
          </table:table-cell>
          <table:covered-table-cell table:style-name="ce51"/>
          <table:table-cell table:number-rows-spanned="1" office:value-type="float" office:value="10875" table:style-name="TL Data" table:number-columns-spanned="2" ns41:value-type="float">
            <text:p>10875</text:p>
          </table:table-cell>
          <table:covered-table-cell table:style-name="ce51"/>
          <table:table-cell table:number-rows-spanned="1" office:value-type="float" office:value="10721" table:style-name="TL Data" table:number-columns-spanned="2" ns41:value-type="float">
            <text:p>10721</text:p>
          </table:table-cell>
          <table:covered-table-cell table:style-name="ce51"/>
          <table:table-cell table:number-rows-spanned="1" office:value-type="float" office:value="11123" table:style-name="TL Data" table:number-columns-spanned="3" ns41:value-type="float">
            <text:p>11123</text:p>
          </table:table-cell>
          <table:covered-table-cell table:style-name="TL Data" table:number-columns-repeated="2"/>
          <table:table-cell table:number-rows-spanned="1" office:value-type="float" office:value="10688" table:style-name="TL Data" table:number-columns-spanned="2" ns41:value-type="float">
            <text:p>10688</text:p>
          </table:table-cell>
          <table:covered-table-cell table:style-name="ce51"/>
          <table:table-cell table:number-rows-spanned="1" office:value-type="float" office:value="11223" table:style-name="TL Data" table:number-columns-spanned="2" ns41:value-type="float">
            <text:p>11223</text:p>
          </table:table-cell>
          <table:covered-table-cell table:style-name="ce51"/>
          <table:table-cell table:number-rows-spanned="1" office:value-type="float" office:value="10716" table:style-name="TL Data" table:number-columns-spanned="3" ns41:value-type="float">
            <text:p>10716</text:p>
          </table:table-cell>
          <table:covered-table-cell table:style-name="TL Data" table:number-columns-repeated="2"/>
          <table:table-cell table:number-rows-spanned="1" office:value-type="float" office:value="10122" table:style-name="TL Data" table:number-columns-spanned="4" ns41:value-type="float">
            <text:p>10122</text:p>
          </table:table-cell>
          <table:covered-table-cell table:style-name="ce51" table:number-columns-repeated="3"/>
          <table:table-cell table:number-rows-spanned="1" office:value-type="float" office:value="10704" table:style-name="ce56" table:number-columns-spanned="3" ns41:value-type="float">
            <text:p>10704</text:p>
          </table:table-cell>
          <table:covered-table-cell table:style-name="ce51" table:number-columns-repeated="2"/>
          <table:table-cell table:number-rows-spanned="1" office:value-type="float" office:value="10911" table:style-name="ce56" table:number-columns-spanned="2" ns41:value-type="float">
            <text:p>10911</text:p>
          </table:table-cell>
          <table:covered-table-cell table:style-name="ce51"/>
          <table:table-cell table:number-rows-spanned="1" office:value-type="float" office:value="10055" table:style-name="ce56" table:number-columns-spanned="2" ns41:value-type="float">
            <text:p>10055</text:p>
          </table:table-cell>
          <table:covered-table-cell table:style-name="ce51"/>
          <table:table-cell table:number-rows-spanned="1" office:value-type="float" office:value="10134" table:style-name="ce56" table:number-columns-spanned="2" ns41:value-type="float">
            <text:p>10134</text:p>
          </table:table-cell>
          <table:covered-table-cell table:style-name="ce51"/>
          <table:table-cell table:number-rows-spanned="1" office:value-type="float" office:value="10479" table:style-name="ce56" table:number-columns-spanned="2" ns41:value-type="float">
            <text:p>10479</text:p>
          </table:table-cell>
          <table:covered-table-cell table:style-name="ce51"/>
          <table:table-cell table:number-rows-spanned="1" office:value-type="float" office:value="10375" table:style-name="ce56" table:number-columns-spanned="3" ns41:value-type="float">
            <text:p>10375</text:p>
          </table:table-cell>
          <table:covered-table-cell table:style-name="ce51" table:number-columns-repeated="2"/>
          <table:table-cell table:number-rows-spanned="1" office:value-type="float" office:value="11256" table:style-name="ce56" table:number-columns-spanned="2" ns41:value-type="float">
            <text:p>11256</text:p>
          </table:table-cell>
          <table:covered-table-cell table:style-name="ce51"/>
          <table:table-cell table:number-rows-spanned="1" office:value-type="float" office:value="10895" table:style-name="ce56" table:number-columns-spanned="2" ns41:value-type="float">
            <text:p>10895</text:p>
          </table:table-cell>
          <table:covered-table-cell table:style-name="ce51"/>
          <table:table-cell table:number-rows-spanned="1" office:value-type="float" office:value="10376" table:style-name="ce56" table:number-columns-spanned="2" ns41:value-type="float">
            <text:p>10376</text:p>
          </table:table-cell>
          <table:covered-table-cell table:style-name="ce51"/>
          <table:table-cell table:number-rows-spanned="1" office:value-type="float" office:value="10270" table:style-name="ce56" table:number-columns-spanned="2" ns41:value-type="float">
            <text:p>10270</text:p>
          </table:table-cell>
          <table:covered-table-cell table:style-name="ce51"/>
          <table:table-cell table:number-rows-spanned="1" office:value-type="float" office:value="10931" table:style-name="ce56" table:number-columns-spanned="2" ns41:value-type="float">
            <text:p>10931</text:p>
          </table:table-cell>
          <table:covered-table-cell table:style-name="ce51"/>
          <table:table-cell table:number-rows-spanned="1" office:value-type="float" office:value="10243" table:style-name="ce56" table:number-columns-spanned="2" ns41:value-type="float">
            <text:p>10243</text:p>
          </table:table-cell>
          <table:covered-table-cell table:style-name="ce51"/>
          <table:table-cell table:number-rows-spanned="1" office:value-type="float" office:value="10543" table:style-name="ce56" table:number-columns-spanned="2" ns41:value-type="float">
            <text:p>10543</text:p>
          </table:table-cell>
          <table:covered-table-cell table:style-name="ce51"/>
          <table:table-cell table:number-rows-spanned="1" office:value-type="float" office:value="11247" table:style-name="ce56" table:number-columns-spanned="2" ns41:value-type="float">
            <text:p>11247</text:p>
          </table:table-cell>
          <table:covered-table-cell table:style-name="ce51"/>
          <table:table-cell table:number-rows-spanned="1" office:value-type="float" office:value="11173" table:style-name="ce56" table:number-columns-spanned="2" ns41:value-type="float">
            <text:p>11173</text:p>
          </table:table-cell>
          <table:covered-table-cell table:style-name="ce51"/>
          <table:table-cell table:number-rows-spanned="1" office:value-type="float" office:value="10843" table:style-name="ce56" table:number-columns-spanned="2" ns41:value-type="float">
            <text:p>10843</text:p>
          </table:table-cell>
          <table:covered-table-cell table:style-name="ce51"/>
          <table:table-cell table:number-rows-spanned="1" office:value-type="float" office:value="10040" table:style-name="ce56" table:number-columns-spanned="2" ns41:value-type="float">
            <text:p>10040</text:p>
          </table:table-cell>
          <table:covered-table-cell table:style-name="ce51"/>
          <table:table-cell table:number-rows-spanned="1" office:value-type="float" office:value="10437" table:style-name="ce70" table:number-columns-spanned="2" ns41:value-type="float">
            <text:p>10437</text:p>
          </table:table-cell>
          <table:covered-table-cell table:style-name="ce75"/>
          <table:table-cell table:number-columns-repeated="947"/>
        </table:table-row>
        <table:table-row table:style-name="ro5">
          <table:table-cell ns41:value-type="string" table:style-name="ce11" office:value-type="string">
            <text:p>Grootteklasse</text:p>
          </table:table-cell>
          <table:table-cell table:style-name="ce25"/>
          <table:table-cell/>
          <table:table-cell table:number-rows-spanned="1" office:value-type="float" office:value="4" table:style-name="ce40"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3" ns41:value-type="float">
            <text:p>4</text:p>
          </table:table-cell>
          <table:covered-table-cell table:style-name="ce51" table:number-columns-repeated="2"/>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3" ns41:value-type="float">
            <text:p>4</text:p>
          </table:table-cell>
          <table:covered-table-cell table:style-name="ce51" table:number-columns-repeated="2"/>
          <table:table-cell table:number-rows-spanned="1" office:value-type="float" office:value="3" table:style-name="ce56" table:number-columns-spanned="4" ns41:value-type="float">
            <text:p>3</text:p>
          </table:table-cell>
          <table:covered-table-cell table:style-name="ce51" table:number-columns-repeated="3"/>
          <table:table-cell table:number-rows-spanned="1" office:value-type="float" office:value="3" table:style-name="ce56" table:number-columns-spanned="3" ns41:value-type="float">
            <text:p>3</text:p>
          </table:table-cell>
          <table:covered-table-cell table:style-name="ce51" table:number-columns-repeated="2"/>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3" ns41:value-type="float">
            <text:p>4</text:p>
          </table:table-cell>
          <table:covered-table-cell table:style-name="ce51" table:number-columns-repeated="2"/>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3" table:style-name="ce56" table:number-columns-spanned="2" ns41:value-type="float">
            <text:p>3</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3" table:style-name="ce56" table:number-columns-spanned="2" ns41:value-type="float">
            <text:p>3</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70" table:number-columns-spanned="2" ns41:value-type="float">
            <text:p>4</text:p>
          </table:table-cell>
          <table:covered-table-cell table:style-name="ce75"/>
          <table:table-cell table:number-columns-repeated="947"/>
        </table:table-row>
        <table:table-row table:style-name="ro6">
          <table:table-cell ns41:value-type="string" table:style-name="ce12" office:value-type="string">
            <text:p>Provincie</text:p>
          </table:table-cell>
          <table:table-cell table:style-name="ce26"/>
          <table:table-cell/>
          <table:table-cell ns41:value-type="string" table:number-rows-spanned="1" table:style-name="ce41"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3" office:value-type="string">
            <text:p>ZE</text:p>
          </table:table-cell>
          <table:covered-table-cell table:style-name="ce52" table:number-columns-repeated="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3" office:value-type="string">
            <text:p>ZE</text:p>
          </table:table-cell>
          <table:covered-table-cell table:style-name="ce52" table:number-columns-repeated="2"/>
          <table:table-cell ns41:value-type="string" table:number-rows-spanned="1" table:style-name="ce57" table:number-columns-spanned="4" office:value-type="string">
            <text:p>ZE</text:p>
          </table:table-cell>
          <table:covered-table-cell table:style-name="ce52" table:number-columns-repeated="3"/>
          <table:table-cell ns41:value-type="string" table:number-rows-spanned="1" table:style-name="ce57" table:number-columns-spanned="3" office:value-type="string">
            <text:p>ZE</text:p>
          </table:table-cell>
          <table:covered-table-cell table:style-name="ce52" table:number-columns-repeated="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3" office:value-type="string">
            <text:p>ZE</text:p>
          </table:table-cell>
          <table:covered-table-cell table:style-name="ce52" table:number-columns-repeated="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71" table:number-columns-spanned="2" office:value-type="string">
            <text:p>ZE</text:p>
          </table:table-cell>
          <table:covered-table-cell table:style-name="ce76"/>
          <table:table-cell table:number-columns-repeated="947"/>
        </table:table-row>
        <table:table-row table:style-name="ro5">
          <table:table-cell ns41:value-type="string" table:style-name="ce10" office:value-type="string">
            <text:p>Telling</text:p>
          </table:table-cell>
          <table:table-cell table:style-name="ce24"/>
          <table:table-cell/>
          <table:table-cell ns41:value-type="string" table:number-rows-spanned="1" table:style-name="ce39"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3" office:value-type="string">
            <text:p>VT_1889</text:p>
          </table:table-cell>
          <table:covered-table-cell table:style-name="ce50" table:number-columns-repeated="2"/>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3" office:value-type="string">
            <text:p>VT_1889</text:p>
          </table:table-cell>
          <table:covered-table-cell table:style-name="ce50" table:number-columns-repeated="2"/>
          <table:table-cell ns41:value-type="string" table:number-rows-spanned="1" table:style-name="ce55" table:number-columns-spanned="4" office:value-type="string">
            <text:p>VT_1889</text:p>
          </table:table-cell>
          <table:covered-table-cell table:style-name="ce50" table:number-columns-repeated="3"/>
          <table:table-cell ns41:value-type="string" table:number-rows-spanned="1" table:style-name="ce55" table:number-columns-spanned="3" office:value-type="string">
            <text:p>VT_1889</text:p>
          </table:table-cell>
          <table:covered-table-cell table:style-name="ce50" table:number-columns-repeated="2"/>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3" office:value-type="string">
            <text:p>VT_1889</text:p>
          </table:table-cell>
          <table:covered-table-cell table:style-name="ce50" table:number-columns-repeated="2"/>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55" table:number-columns-spanned="2" office:value-type="string">
            <text:p>VT_1889</text:p>
          </table:table-cell>
          <table:covered-table-cell table:style-name="ce50"/>
          <table:table-cell ns41:value-type="string" table:number-rows-spanned="1" table:style-name="ce69" table:number-columns-spanned="2" office:value-type="string">
            <text:p>VT_1889</text:p>
          </table:table-cell>
          <table:covered-table-cell table:style-name="ce74"/>
          <table:table-cell table:number-columns-repeated="947"/>
        </table:table-row>
        <table:table-row table:style-name="ro5">
          <table:table-cell ns41:value-type="string" table:style-name="ce11" office:value-type="string">
            <text:p>Tabel</text:p>
          </table:table-cell>
          <table:table-cell table:style-name="ce25"/>
          <table:table-cell/>
          <table:table-cell ns41:value-type="string" table:number-rows-spanned="1" table:style-name="ce40"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3" office:value-type="string">
            <text:p>10_H6</text:p>
          </table:table-cell>
          <table:covered-table-cell table:style-name="ce51" table:number-columns-repeated="2"/>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3" office:value-type="string">
            <text:p>10_H6</text:p>
          </table:table-cell>
          <table:covered-table-cell table:style-name="ce51" table:number-columns-repeated="2"/>
          <table:table-cell ns41:value-type="string" table:number-rows-spanned="1" table:style-name="ce56" table:number-columns-spanned="4" office:value-type="string">
            <text:p>10_H6</text:p>
          </table:table-cell>
          <table:covered-table-cell table:style-name="ce51" table:number-columns-repeated="3"/>
          <table:table-cell ns41:value-type="string" table:number-rows-spanned="1" table:style-name="ce56" table:number-columns-spanned="3" office:value-type="string">
            <text:p>10_H6</text:p>
          </table:table-cell>
          <table:covered-table-cell table:style-name="ce51" table:number-columns-repeated="2"/>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3" office:value-type="string">
            <text:p>10_H6</text:p>
          </table:table-cell>
          <table:covered-table-cell table:style-name="ce51" table:number-columns-repeated="2"/>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56" table:number-columns-spanned="2" office:value-type="string">
            <text:p>10_H6</text:p>
          </table:table-cell>
          <table:covered-table-cell table:style-name="ce51"/>
          <table:table-cell ns41:value-type="string" table:number-rows-spanned="1" table:style-name="ce70" table:number-columns-spanned="2" office:value-type="string">
            <text:p>10_H6</text:p>
          </table:table-cell>
          <table:covered-table-cell table:style-name="ce75"/>
          <table:table-cell table:number-columns-repeated="947"/>
        </table:table-row>
        <table:table-row table:style-name="ro5">
          <table:table-cell ns41:value-type="string" table:style-name="ce11" office:value-type="string">
            <text:p>Pagina's</text:p>
          </table:table-cell>
          <table:table-cell table:style-name="ce25"/>
          <table:table-cell/>
          <table:table-cell ns41:value-type="string" table:number-rows-spanned="1" table:style-name="ce40" table:number-columns-spanned="2" office:value-type="string">
            <text:p>400, 402, 404</text:p>
          </table:table-cell>
          <table:covered-table-cell table:style-name="ce51"/>
          <table:table-cell ns41:value-type="string" table:number-rows-spanned="1" table:style-name="ce56" table:number-columns-spanned="2" office:value-type="string">
            <text:p>400, 402, 404</text:p>
          </table:table-cell>
          <table:covered-table-cell table:style-name="ce51"/>
          <table:table-cell ns41:value-type="string" table:number-rows-spanned="1" table:style-name="ce56" table:number-columns-spanned="2" office:value-type="string">
            <text:p>400, 402, 404</text:p>
          </table:table-cell>
          <table:covered-table-cell table:style-name="ce51"/>
          <table:table-cell ns41:value-type="string" table:number-rows-spanned="1" table:style-name="ce56" table:number-columns-spanned="2" office:value-type="string">
            <text:p>400, 402, 404</text:p>
          </table:table-cell>
          <table:covered-table-cell table:style-name="ce51"/>
          <table:table-cell ns41:value-type="string" table:number-rows-spanned="1" table:style-name="ce56" table:number-columns-spanned="2" office:value-type="string">
            <text:p>400, 402, 404</text:p>
          </table:table-cell>
          <table:covered-table-cell table:style-name="ce51"/>
          <table:table-cell ns41:value-type="string" table:number-rows-spanned="1" table:style-name="ce56" table:number-columns-spanned="2" office:value-type="string">
            <text:p>400, 402, 404</text:p>
          </table:table-cell>
          <table:covered-table-cell table:style-name="ce51"/>
          <table:table-cell ns41:value-type="string" table:number-rows-spanned="1" table:style-name="ce56" table:number-columns-spanned="2" office:value-type="string">
            <text:p>400, 402, 404</text:p>
          </table:table-cell>
          <table:covered-table-cell table:style-name="ce51"/>
          <table:table-cell ns41:value-type="string" table:number-rows-spanned="1" table:style-name="ce56" table:number-columns-spanned="2" office:value-type="string">
            <text:p>400, 402, 404</text:p>
          </table:table-cell>
          <table:covered-table-cell table:style-name="ce51"/>
          <table:table-cell ns41:value-type="string" table:number-rows-spanned="1" table:style-name="ce56" table:number-columns-spanned="2" office:value-type="string">
            <text:p>401, 403, 405</text:p>
          </table:table-cell>
          <table:covered-table-cell table:style-name="ce51"/>
          <table:table-cell ns41:value-type="string" table:number-rows-spanned="1" table:style-name="ce56" table:number-columns-spanned="2" office:value-type="string">
            <text:p>401, 403, 405</text:p>
          </table:table-cell>
          <table:covered-table-cell table:style-name="ce51"/>
          <table:table-cell ns41:value-type="string" table:number-rows-spanned="1" table:style-name="ce56" table:number-columns-spanned="2" office:value-type="string">
            <text:p>401, 403, 405</text:p>
          </table:table-cell>
          <table:covered-table-cell table:style-name="ce51"/>
          <table:table-cell ns41:value-type="string" table:number-rows-spanned="1" table:style-name="ce56" table:number-columns-spanned="3" office:value-type="string">
            <text:p>401, 403, 405</text:p>
          </table:table-cell>
          <table:covered-table-cell table:style-name="ce51" table:number-columns-repeated="2"/>
          <table:table-cell ns41:value-type="string" table:number-rows-spanned="1" table:style-name="ce56" table:number-columns-spanned="2" office:value-type="string">
            <text:p>401, 403, 405</text:p>
          </table:table-cell>
          <table:covered-table-cell table:style-name="ce51"/>
          <table:table-cell ns41:value-type="string" table:number-rows-spanned="1" table:style-name="ce56" table:number-columns-spanned="2" office:value-type="string">
            <text:p>401, 403, 405</text:p>
          </table:table-cell>
          <table:covered-table-cell table:style-name="ce51"/>
          <table:table-cell ns41:value-type="string" table:number-rows-spanned="1" table:style-name="ce56" table:number-columns-spanned="3" office:value-type="string">
            <text:p>401, 403, 405</text:p>
          </table:table-cell>
          <table:covered-table-cell table:style-name="ce51" table:number-columns-repeated="2"/>
          <table:table-cell ns41:value-type="string" table:number-rows-spanned="1" table:style-name="ce56" table:number-columns-spanned="4" office:value-type="string">
            <text:p>401, 403, 405</text:p>
          </table:table-cell>
          <table:covered-table-cell table:style-name="ce51" table:number-columns-repeated="3"/>
          <table:table-cell ns41:value-type="string" table:number-rows-spanned="1" table:style-name="ce56" table:number-columns-spanned="3" office:value-type="string">
            <text:p>401, 403, 405</text:p>
          </table:table-cell>
          <table:covered-table-cell table:style-name="ce51" table:number-columns-repeated="2"/>
          <table:table-cell ns41:value-type="string" table:number-rows-spanned="1" table:style-name="ce56" table:number-columns-spanned="2" office:value-type="string">
            <text:p>406, 408, 410</text:p>
          </table:table-cell>
          <table:covered-table-cell table:style-name="ce51"/>
          <table:table-cell ns41:value-type="string" table:number-rows-spanned="1" table:style-name="ce56" table:number-columns-spanned="2" office:value-type="string">
            <text:p>406, 408, 410</text:p>
          </table:table-cell>
          <table:covered-table-cell table:style-name="ce51"/>
          <table:table-cell ns41:value-type="string" table:number-rows-spanned="1" table:style-name="ce56" table:number-columns-spanned="2" office:value-type="string">
            <text:p>406, 408, 410</text:p>
          </table:table-cell>
          <table:covered-table-cell table:style-name="ce51"/>
          <table:table-cell ns41:value-type="string" table:number-rows-spanned="1" table:style-name="ce56" table:number-columns-spanned="2" office:value-type="string">
            <text:p>406, 408, 410</text:p>
          </table:table-cell>
          <table:covered-table-cell table:style-name="ce51"/>
          <table:table-cell ns41:value-type="string" table:number-rows-spanned="1" table:style-name="ce56" table:number-columns-spanned="3" office:value-type="string">
            <text:p>406, 408, 410</text:p>
          </table:table-cell>
          <table:covered-table-cell table:style-name="ce51" table:number-columns-repeated="2"/>
          <table:table-cell ns41:value-type="string" table:number-rows-spanned="1" table:style-name="ce56" table:number-columns-spanned="2" office:value-type="string">
            <text:p>406, 408, 410</text:p>
          </table:table-cell>
          <table:covered-table-cell table:style-name="ce51"/>
          <table:table-cell ns41:value-type="string" table:number-rows-spanned="1" table:style-name="ce56" table:number-columns-spanned="2" office:value-type="string">
            <text:p>406, 408, 410</text:p>
          </table:table-cell>
          <table:covered-table-cell table:style-name="ce51"/>
          <table:table-cell ns41:value-type="string" table:number-rows-spanned="1" table:style-name="ce56" table:number-columns-spanned="2" office:value-type="string">
            <text:p>406, 408, 410</text:p>
          </table:table-cell>
          <table:covered-table-cell table:style-name="ce51"/>
          <table:table-cell ns41:value-type="string" table:number-rows-spanned="1" table:style-name="ce56" table:number-columns-spanned="2" office:value-type="string">
            <text:p>407, 409, 411</text:p>
          </table:table-cell>
          <table:covered-table-cell table:style-name="ce51"/>
          <table:table-cell ns41:value-type="string" table:number-rows-spanned="1" table:style-name="ce56" table:number-columns-spanned="2" office:value-type="string">
            <text:p>407, 409, 411</text:p>
          </table:table-cell>
          <table:covered-table-cell table:style-name="ce51"/>
          <table:table-cell ns41:value-type="string" table:number-rows-spanned="1" table:style-name="ce56" table:number-columns-spanned="2" office:value-type="string">
            <text:p>407, 409, 411</text:p>
          </table:table-cell>
          <table:covered-table-cell table:style-name="ce51"/>
          <table:table-cell ns41:value-type="string" table:number-rows-spanned="1" table:style-name="ce56" table:number-columns-spanned="2" office:value-type="string">
            <text:p>407, 409, 411</text:p>
          </table:table-cell>
          <table:covered-table-cell table:style-name="ce51"/>
          <table:table-cell ns41:value-type="string" table:number-rows-spanned="1" table:style-name="ce56" table:number-columns-spanned="2" office:value-type="string">
            <text:p>407, 409, 411</text:p>
          </table:table-cell>
          <table:covered-table-cell table:style-name="ce51"/>
          <table:table-cell ns41:value-type="string" table:number-rows-spanned="1" table:style-name="ce56" table:number-columns-spanned="2" office:value-type="string">
            <text:p>407, 409, 411</text:p>
          </table:table-cell>
          <table:covered-table-cell table:style-name="ce51"/>
          <table:table-cell ns41:value-type="string" table:number-rows-spanned="1" table:style-name="ce56" table:number-columns-spanned="2" office:value-type="string">
            <text:p>407, 409, 411</text:p>
          </table:table-cell>
          <table:covered-table-cell table:style-name="ce51"/>
          <table:table-cell ns41:value-type="string" table:number-rows-spanned="1" table:style-name="ce56" table:number-columns-spanned="2" office:value-type="string">
            <text:p>407, 409, 411</text:p>
          </table:table-cell>
          <table:covered-table-cell table:style-name="ce51"/>
          <table:table-cell ns41:value-type="string" table:number-rows-spanned="1" table:style-name="ce70" table:number-columns-spanned="2" office:value-type="string">
            <text:p>407, 409, 411</text:p>
          </table:table-cell>
          <table:covered-table-cell table:style-name="ce75"/>
          <table:table-cell table:number-columns-repeated="947"/>
        </table:table-row>
        <table:table-row table:style-name="ro6">
          <table:table-cell ns41:value-type="string" table:style-name="ce12" office:value-type="string">
            <text:p>Image nummers</text:p>
          </table:table-cell>
          <table:table-cell table:style-name="ce26"/>
          <table:table-cell/>
          <table:table-cell ns41:value-type="string" table:number-rows-spanned="1" table:style-name="ce41"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3" office:value-type="string">
            <text:p>280046/7/8</text:p>
          </table:table-cell>
          <table:covered-table-cell table:style-name="ce52" table:number-columns-repeated="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3" office:value-type="string">
            <text:p>280046/7/8</text:p>
          </table:table-cell>
          <table:covered-table-cell table:style-name="ce52" table:number-columns-repeated="2"/>
          <table:table-cell ns41:value-type="string" table:number-rows-spanned="1" table:style-name="ce57" table:number-columns-spanned="4" office:value-type="string">
            <text:p>280046/7/8</text:p>
          </table:table-cell>
          <table:covered-table-cell table:style-name="ce52" table:number-columns-repeated="3"/>
          <table:table-cell ns41:value-type="string" table:number-rows-spanned="1" table:style-name="ce57" table:number-columns-spanned="3" office:value-type="string">
            <text:p>280046/7/8</text:p>
          </table:table-cell>
          <table:covered-table-cell table:style-name="ce52" table:number-columns-repeated="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3" office:value-type="string">
            <text:p>280049/50/51</text:p>
          </table:table-cell>
          <table:covered-table-cell table:style-name="ce52" table:number-columns-repeated="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71" table:number-columns-spanned="2" office:value-type="string">
            <text:p>280049/50/51</text:p>
          </table:table-cell>
          <table:covered-table-cell table:style-name="ce76"/>
          <table:table-cell table:number-columns-repeated="947"/>
        </table:table-row>
        <table:table-row table:style-name="ro6">
          <table:table-cell table:style-name="ce13" table:number-columns-repeated="2"/>
          <table:table-cell table:number-columns-repeated="1022"/>
        </table:table-row>
        <table:table-row table:style-name="ro6">
          <table:table-cell ns41:value-type="string" table:number-rows-spanned="2" table:style-name="ce14" table:number-columns-spanned="2" office:value-type="string">
            <text:p>Totaal der provincie</text:p>
          </table:table-cell>
          <table:covered-table-cell table:style-name="ce27"/>
          <table:table-cell/>
          <table:table-cell ns41:value-type="string" table:style-name="ce42" office:value-type="string">
            <text:p>M</text:p>
          </table:table-cell>
          <table:table-cell ns41:value-type="string" table:style-name="ce53" office:value-type="string">
            <text:p>*</text:p>
          </table:table-cell>
          <table:table-cell ns41:value-type="string" table:style-name="ce53" office:value-type="string">
            <text:p>V</text:p>
          </table:table-cell>
          <table:table-cell ns41:value-type="string" table:style-name="ce58" office:value-type="string">
            <text:p>*</text:p>
          </table:table-cell>
          <table:table-cell table:number-columns-repeated="1017"/>
        </table:table-row>
        <table:table-row table:style-name="ro6">
          <table:covered-table-cell table:style-name="ce15"/>
          <table:covered-table-cell table:style-name="ce28"/>
          <table:table-cell/>
          <table:table-cell ns41:value-type="float" table:style-name="ce43" office:value="37" office:value-type="float">
            <text:p>37</text:p>
          </table:table-cell>
          <table:table-cell ns41:value-type="float" table:style-name="ce54" office:value="8" office:value-type="float">
            <text:p>8</text:p>
          </table:table-cell>
          <table:table-cell ns41:value-type="float" table:style-name="ce54" office:value="47" office:value-type="float">
            <text:p>47</text:p>
          </table:table-cell>
          <table:table-cell ns41:value-type="float" table:style-name="ce59" office:value="5" office:value-type="float">
            <text:p>5</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3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27"/>
        <table:table-column table:style-name="co18" table:default-cell-style-name="ce78"/>
        <table:table-column table:style-name="co19" table:default-cell-style-name="ce78"/>
        <table:table-column table:style-name="co18" table:default-cell-style-name="ce78"/>
        <table:table-column table:style-name="co20" table:default-cell-style-name="ce78"/>
        <table:table-column table:style-name="co21" table:default-cell-style-name="ce78"/>
        <table:table-column table:style-name="co22" table:default-cell-style-name="ce78"/>
        <table:table-column table:style-name="co9" table:default-cell-style-name="ce2" table:number-columns-repeated="214"/>
        <table:table-column table:style-name="co9" table:default-cell-style-name="Default" table:number-columns-repeated="767"/>
        <table:table-row table:style-name="ro1">
          <table:table-cell ns41:value-type="string" table:style-name="TL Title" office:value-type="string">
            <text:p>PROVINCIE ZEELAND, ZESDE GEDEELTE: INDEELING DER BLINDEN DIE ONDERWIJS EN GEEN ONDERIWJS GENOTEN HEBBEN, NAAR WOONPLAATS EN LEEFTIJD</text:p>
          </table:table-cell>
          <table:table-cell table:style-name="TL Title" table:number-columns-repeated="2"/>
          <table:table-cell table:style-name="TL Title"/>
          <table:table-cell table:style-name="TL Title" table:number-columns-repeated="33"/>
          <table:table-cell table:style-name="TL Title" table:number-columns-repeated="5"/>
          <table:table-cell table:style-name="TL Title"/>
          <table:table-cell table:number-columns-repeated="981"/>
        </table:table-row>
        <table:table-row table:style-name="ro1">
          <table:table-cell table:number-columns-repeated="43"/>
          <table:table-cell table:style-name="ce48"/>
          <table:table-cell table:number-columns-repeated="980"/>
        </table:table-row>
        <table:table-row table:style-name="ro5">
          <table:table-cell ns41:value-type="string" table:style-name="TL RowProperty" office:value-type="string">
            <text:p>Blinden werden niet aangetroffen in de gemeenten:</text:p>
          </table:table-cell>
          <table:table-cell table:style-name="TL RowProperty"/>
          <table:table-cell table:style-name="TL ColHeader" table:number-columns-repeated="2"/>
          <table:table-cell table:style-name="TL ColHeader"/>
          <table:table-cell table:style-name="ce13" table:number-columns-repeated="1019"/>
        </table:table-row>
        <table:table-row table:style-name="ro6">
          <table:table-cell table:style-name="TL ColHeader" table:number-columns-repeated="4"/>
          <table:table-cell table:style-name="TL ColHeader"/>
          <table:table-cell table:style-name="ce13" table:number-columns-repeated="1019"/>
        </table:table-row>
        <table:table-row table:style-name="ro7">
          <table:table-cell ns41:value-type="string" table:style-name="TL RowProperty" office:value-type="string">
            <text:p>GEMEENTEN</text:p>
          </table:table-cell>
          <table:table-cell table:style-name="TL RowProperty"/>
          <table:table-cell ns41:value-type="string" table:style-name="ce107"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ce13" table:number-columns-repeated="1014"/>
        </table:table-row>
        <table:table-row table:style-name="ro6">
          <table:table-cell table:style-name="TL RowProperty" table:number-columns-repeated="2"/>
          <table:table-cell table:style-name="ce108"/>
          <table:table-cell table:style-name="TL ColHeader"/>
          <table:table-cell table:style-name="TL ColHeader" table:number-columns-repeated="2"/>
          <table:table-cell table:style-name="ce13" table:number-columns-repeated="1018"/>
        </table:table-row>
        <table:table-row table:style-name="ro5">
          <table:table-cell ns41:value-type="string" table:style-name="ce103" office:value-type="string">
            <text:p>Baarland</text:p>
          </table:table-cell>
          <table:table-cell table:style-name="ce13"/>
          <table:table-cell ns41:value-type="float" table:style-name="ce10" office:value="651" office:value-type="float">
            <text:p>651</text:p>
          </table:table-cell>
          <table:table-cell ns41:value-type="float" table:style-name="ce110" office:value="10634" office:value-type="float">
            <text:p>10634</text:p>
          </table:table-cell>
          <table:table-cell ns41:value-type="float" table:style-name="ce110" office:value="4" office:value-type="float">
            <text:p>4</text:p>
          </table:table-cell>
          <table:table-cell ns41:value-type="string" table:style-name="ce24" office:value-type="string">
            <text:p>ZE</text:p>
          </table:table-cell>
          <table:table-cell ns41:value-type="string" table:style-name="ce10" office:value-type="string">
            <text:p>VT_1889</text:p>
          </table:table-cell>
          <table:table-cell ns41:value-type="string" table:style-name="ce110" office:value-type="string">
            <text:p>10_H6</text:p>
          </table:table-cell>
          <table:table-cell ns41:value-type="float" table:style-name="ce110" office:value="412" office:value-type="float">
            <text:p>412</text:p>
          </table:table-cell>
          <table:table-cell ns41:value-type="float" table:style-name="ce24" office:value="280052" office:value-type="float">
            <text:p>280052</text:p>
          </table:table-cell>
          <table:table-cell table:style-name="ce13" table:number-columns-repeated="1014"/>
        </table:table-row>
        <table:table-row table:style-name="ro5">
          <table:table-cell ns41:value-type="string" table:style-name="TL RowHeader" office:value-type="string">
            <text:p>Biervliet</text:p>
          </table:table-cell>
          <table:table-cell table:style-name="TL RowHeader"/>
          <table:table-cell ns41:value-type="float" table:style-name="ce11" office:value="652" office:value-type="float">
            <text:p>652</text:p>
          </table:table-cell>
          <table:table-cell ns41:value-type="float" table:style-name="TL Data" office:value="10257" office:value-type="float">
            <text:p>1025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style-name="ce13" table:number-columns-repeated="1014"/>
        </table:table-row>
        <table:table-row table:style-name="ro5">
          <table:table-cell ns41:value-type="string" table:style-name="TL RowHeader" office:value-type="string">
            <text:p>Biggekerke</text:p>
          </table:table-cell>
          <table:table-cell table:style-name="TL RowHeader"/>
          <table:table-cell ns41:value-type="float" table:style-name="ce11" office:value="1022" office:value-type="float">
            <text:p>1022</text:p>
          </table:table-cell>
          <table:table-cell ns41:value-type="float" table:style-name="TL Data" office:value="11364" office:value-type="float">
            <text:p>1136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Borssele</text:p>
          </table:table-cell>
          <table:table-cell table:style-name="TL RowHeader"/>
          <table:table-cell ns41:value-type="float" table:style-name="ce11" office:value="1254" office:value-type="float">
            <text:p>1254</text:p>
          </table:table-cell>
          <table:table-cell ns41:value-type="float" table:style-name="TL Data" office:value="10043" office:value-type="float">
            <text:p>10043</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Boschkapelle</text:p>
          </table:table-cell>
          <table:table-cell table:style-name="TL RowHeader"/>
          <table:table-cell ns41:value-type="float" table:style-name="ce11" office:value="1027" office:value-type="float">
            <text:p>1027</text:p>
          </table:table-cell>
          <table:table-cell ns41:value-type="float" table:style-name="TL Data" office:value="10605" office:value-type="float">
            <text:p>1060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Brouwershaven</text:p>
          </table:table-cell>
          <table:table-cell table:style-name="TL RowHeader"/>
          <table:table-cell ns41:value-type="float" table:style-name="ce11" office:value="656" office:value-type="float">
            <text:p>656</text:p>
          </table:table-cell>
          <table:table-cell ns41:value-type="float" table:style-name="TL Data" office:value="10030" office:value-type="float">
            <text:p>1003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Burgh</text:p>
          </table:table-cell>
          <table:table-cell table:style-name="TL RowHeader"/>
          <table:table-cell ns41:value-type="float" table:style-name="ce11" office:value="1035" office:value-type="float">
            <text:p>1035</text:p>
          </table:table-cell>
          <table:table-cell ns41:value-type="float" table:style-name="TL Data" office:value="11000" office:value-type="float">
            <text:p>1100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Cadzand</text:p>
          </table:table-cell>
          <table:table-cell table:style-name="TL RowHeader"/>
          <table:table-cell ns41:value-type="float" table:style-name="ce11" office:value="658" office:value-type="float">
            <text:p>658</text:p>
          </table:table-cell>
          <table:table-cell ns41:value-type="float" table:style-name="TL Data" office:value="11002" office:value-type="float">
            <text:p>1100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Clinge</text:p>
          </table:table-cell>
          <table:table-cell table:style-name="TL RowHeader"/>
          <table:table-cell ns41:value-type="float" table:style-name="ce11" office:value="659" office:value-type="float">
            <text:p>659</text:p>
          </table:table-cell>
          <table:table-cell ns41:value-type="float" table:style-name="TL Data" office:value="10965" office:value-type="float">
            <text:p>1096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Colijnsplaat</text:p>
          </table:table-cell>
          <table:table-cell table:style-name="TL RowHeader"/>
          <table:table-cell ns41:value-type="float" table:style-name="ce11" office:value="1038" office:value-type="float">
            <text:p>1038</text:p>
          </table:table-cell>
          <table:table-cell ns41:value-type="float" table:style-name="TL Data" office:value="10121" office:value-type="float">
            <text:p>1012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Domburg</text:p>
          </table:table-cell>
          <table:table-cell table:style-name="TL RowHeader"/>
          <table:table-cell ns41:value-type="float" table:style-name="ce11" office:value="660" office:value-type="float">
            <text:p>660</text:p>
          </table:table-cell>
          <table:table-cell ns41:value-type="float" table:style-name="TL Data" office:value="10236" office:value-type="float">
            <text:p>10236</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Dreischor</text:p>
          </table:table-cell>
          <table:table-cell table:style-name="TL RowHeader"/>
          <table:table-cell ns41:value-type="float" table:style-name="ce11" office:value="1047" office:value-type="float">
            <text:p>1047</text:p>
          </table:table-cell>
          <table:table-cell ns41:value-type="float" table:style-name="TL Data" office:value="10885" office:value-type="float">
            <text:p>1088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Driewegen</text:p>
          </table:table-cell>
          <table:table-cell table:style-name="TL RowHeader"/>
          <table:table-cell ns41:value-type="float" table:style-name="ce11" office:value="661" office:value-type="float">
            <text:p>661</text:p>
          </table:table-cell>
          <table:table-cell ns41:value-type="float" table:style-name="TL Data" office:value="11115" office:value-type="float">
            <text:p>1111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Duivendijke</text:p>
          </table:table-cell>
          <table:table-cell table:style-name="TL RowHeader"/>
          <table:table-cell ns41:value-type="float" table:style-name="ce11" office:value="1050" office:value-type="float">
            <text:p>1050</text:p>
          </table:table-cell>
          <table:table-cell ns41:value-type="float" table:style-name="TL Data" office:value="10335" office:value-type="float">
            <text:p>1033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Elkerzee</text:p>
          </table:table-cell>
          <table:table-cell table:style-name="TL RowHeader"/>
          <table:table-cell ns41:value-type="float" table:style-name="ce11" office:value="1053" office:value-type="float">
            <text:p>1053</text:p>
          </table:table-cell>
          <table:table-cell ns41:value-type="float" table:style-name="TL Data" office:value="10184" office:value-type="float">
            <text:p>1018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Ellemeet</text:p>
          </table:table-cell>
          <table:table-cell table:style-name="TL RowHeader"/>
          <table:table-cell ns41:value-type="float" table:style-name="ce11" office:value="1054" office:value-type="float">
            <text:p>1054</text:p>
          </table:table-cell>
          <table:table-cell ns41:value-type="float" table:style-name="TL Data" office:value="10102" office:value-type="float">
            <text:p>1010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Ellewoutsdijk</text:p>
          </table:table-cell>
          <table:table-cell table:style-name="TL RowHeader"/>
          <table:table-cell ns41:value-type="float" table:style-name="ce11" office:value="663" office:value-type="float">
            <text:p>663</text:p>
          </table:table-cell>
          <table:table-cell ns41:value-type="float" table:style-name="TL Data" office:value="11300" office:value-type="float">
            <text:p>1130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Goes</text:p>
          </table:table-cell>
          <table:table-cell table:style-name="TL RowHeader"/>
          <table:table-cell ns41:value-type="float" table:style-name="ce11" office:value="664" office:value-type="float">
            <text:p>664</text:p>
          </table:table-cell>
          <table:table-cell ns41:value-type="float" table:style-name="TL Data" office:value="10674" office:value-type="float">
            <text:p>10674</text:p>
          </table:table-cell>
          <table:table-cell ns41:value-type="float" table:style-name="TL Data" office:value="3" office:value-type="float">
            <text:p>3</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Graauw</text:p>
          </table:table-cell>
          <table:table-cell table:style-name="TL RowHeader"/>
          <table:table-cell ns41:value-type="float" table:style-name="ce11" office:value="665" office:value-type="float">
            <text:p>665</text:p>
          </table:table-cell>
          <table:table-cell ns41:value-type="float" table:style-name="TL Data" office:value="10312" office:value-type="float">
            <text:p>1031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s Gravenpolder</text:p>
          </table:table-cell>
          <table:table-cell table:style-name="TL RowHeader"/>
          <table:table-cell ns41:value-type="float" table:style-name="ce11" office:value="666" office:value-type="float">
            <text:p>666</text:p>
          </table:table-cell>
          <table:table-cell ns41:value-type="float" table:style-name="TL Data" office:value="11059" office:value-type="float">
            <text:p>1105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Grijpskerke</text:p>
          </table:table-cell>
          <table:table-cell table:style-name="TL RowHeader"/>
          <table:table-cell ns41:value-type="float" table:style-name="ce11" office:value="1067" office:value-type="float">
            <text:p>1067</text:p>
          </table:table-cell>
          <table:table-cell ns41:value-type="float" table:style-name="TL Data" office:value="10801" office:value-type="float">
            <text:p>1080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Haamstede</text:p>
          </table:table-cell>
          <table:table-cell table:style-name="TL RowHeader"/>
          <table:table-cell ns41:value-type="float" table:style-name="ce11" office:value="1068" office:value-type="float">
            <text:p>1068</text:p>
          </table:table-cell>
          <table:table-cell ns41:value-type="float" table:style-name="TL Data" office:value="10701" office:value-type="float">
            <text:p>1070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s Heer Abtskerke</text:p>
          </table:table-cell>
          <table:table-cell table:style-name="TL RowHeader"/>
          <table:table-cell ns41:value-type="float" table:style-name="ce11" office:value="669" office:value-type="float">
            <text:p>669</text:p>
          </table:table-cell>
          <table:table-cell ns41:value-type="float" table:style-name="TL Data" office:value="10337" office:value-type="float">
            <text:p>1033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Heinkenszand</text:p>
          </table:table-cell>
          <table:table-cell table:style-name="TL RowHeader"/>
          <table:table-cell ns41:value-type="float" table:style-name="ce11" office:value="672" office:value-type="float">
            <text:p>672</text:p>
          </table:table-cell>
          <table:table-cell ns41:value-type="float" table:style-name="TL Data" office:value="10413" office:value-type="float">
            <text:p>10413</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Hengstdijk</text:p>
          </table:table-cell>
          <table:table-cell table:style-name="TL RowHeader"/>
          <table:table-cell ns41:value-type="float" table:style-name="ce11" office:value="1077" office:value-type="float">
            <text:p>1077</text:p>
          </table:table-cell>
          <table:table-cell ns41:value-type="float" table:style-name="TL Data" office:value="10636" office:value-type="float">
            <text:p>10636</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Hoedekenskerke</text:p>
          </table:table-cell>
          <table:table-cell table:style-name="TL RowHeader"/>
          <table:table-cell ns41:value-type="float" table:style-name="ce11" office:value="673" office:value-type="float">
            <text:p>673</text:p>
          </table:table-cell>
          <table:table-cell ns41:value-type="float" table:style-name="TL Data" office:value="11072" office:value-type="float">
            <text:p>1107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Hoek</text:p>
          </table:table-cell>
          <table:table-cell table:style-name="TL RowHeader"/>
          <table:table-cell ns41:value-type="float" table:style-name="ce11" office:value="674" office:value-type="float">
            <text:p>674</text:p>
          </table:table-cell>
          <table:table-cell ns41:value-type="float" table:style-name="TL Data" office:value="10038" office:value-type="float">
            <text:p>1003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Hoofdplaat</text:p>
          </table:table-cell>
          <table:table-cell table:style-name="TL RowHeader"/>
          <table:table-cell ns41:value-type="float" table:style-name="ce11" office:value="676" office:value-type="float">
            <text:p>676</text:p>
          </table:table-cell>
          <table:table-cell ns41:value-type="float" table:style-name="TL Data" office:value="10147" office:value-type="float">
            <text:p>1014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Hulst</text:p>
          </table:table-cell>
          <table:table-cell table:style-name="TL RowHeader"/>
          <table:table-cell ns41:value-type="float" table:style-name="ce11" office:value="677" office:value-type="float">
            <text:p>677</text:p>
          </table:table-cell>
          <table:table-cell ns41:value-type="float" table:style-name="TL Data" office:value="11408" office:value-type="float">
            <text:p>1140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Jansteen (St.)</text:p>
          </table:table-cell>
          <table:table-cell table:style-name="TL RowHeader"/>
          <table:table-cell ns41:value-type="float" table:style-name="ce11" office:value="709" office:value-type="float">
            <text:p>709</text:p>
          </table:table-cell>
          <table:table-cell ns41:value-type="float" table:style-name="TL Data" office:value="10864" office:value-type="float">
            <text:p>1086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ats</text:p>
          </table:table-cell>
          <table:table-cell table:style-name="TL RowHeader"/>
          <table:table-cell ns41:value-type="float" table:style-name="ce11" office:value="1094" office:value-type="float">
            <text:p>1094</text:p>
          </table:table-cell>
          <table:table-cell ns41:value-type="float" table:style-name="TL Data" office:value="10919" office:value-type="float">
            <text:p>1091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attendijke</text:p>
          </table:table-cell>
          <table:table-cell table:style-name="TL RowHeader"/>
          <table:table-cell ns41:value-type="float" table:style-name="ce11" office:value="679" office:value-type="float">
            <text:p>679</text:p>
          </table:table-cell>
          <table:table-cell ns41:value-type="float" table:style-name="TL Data" office:value="11218" office:value-type="float">
            <text:p>1121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erkwerve</text:p>
          </table:table-cell>
          <table:table-cell table:style-name="TL RowHeader"/>
          <table:table-cell ns41:value-type="float" table:style-name="ce11" office:value="1095" office:value-type="float">
            <text:p>1095</text:p>
          </table:table-cell>
          <table:table-cell ns41:value-type="float" table:style-name="TL Data" office:value="10837" office:value-type="float">
            <text:p>1083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loetinge</text:p>
          </table:table-cell>
          <table:table-cell table:style-name="TL RowHeader"/>
          <table:table-cell ns41:value-type="float" table:style-name="ce11" office:value="680" office:value-type="float">
            <text:p>680</text:p>
          </table:table-cell>
          <table:table-cell ns41:value-type="float" table:style-name="TL Data" office:value="10155" office:value-type="float">
            <text:p>1015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oewacht</text:p>
          </table:table-cell>
          <table:table-cell table:style-name="TL RowHeader"/>
          <table:table-cell ns41:value-type="float" table:style-name="ce11" office:value="681" office:value-type="float">
            <text:p>681</text:p>
          </table:table-cell>
          <table:table-cell ns41:value-type="float" table:style-name="TL Data" office:value="10892" office:value-type="float">
            <text:p>1089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ortgene</text:p>
          </table:table-cell>
          <table:table-cell table:style-name="TL RowHeader"/>
          <table:table-cell ns41:value-type="float" table:style-name="ce11" office:value="682" office:value-type="float">
            <text:p>682</text:p>
          </table:table-cell>
          <table:table-cell ns41:value-type="float" table:style-name="TL Data" office:value="10250" office:value-type="float">
            <text:p>1025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oudekerke</text:p>
          </table:table-cell>
          <table:table-cell table:style-name="TL RowHeader"/>
          <table:table-cell ns41:value-type="float" table:style-name="ce11" office:value="1098" office:value-type="float">
            <text:p>1098</text:p>
          </table:table-cell>
          <table:table-cell ns41:value-type="float" table:style-name="TL Data" office:value="11428" office:value-type="float">
            <text:p>1142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rabbendijke</text:p>
          </table:table-cell>
          <table:table-cell table:style-name="TL RowHeader"/>
          <table:table-cell ns41:value-type="float" table:style-name="ce11" office:value="684" office:value-type="float">
            <text:p>684</text:p>
          </table:table-cell>
          <table:table-cell ns41:value-type="float" table:style-name="TL Data" office:value="11038" office:value-type="float">
            <text:p>1103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ruiningen</text:p>
          </table:table-cell>
          <table:table-cell table:style-name="TL RowHeader"/>
          <table:table-cell ns41:value-type="float" table:style-name="ce11" office:value="685" office:value-type="float">
            <text:p>685</text:p>
          </table:table-cell>
          <table:table-cell ns41:value-type="float" table:style-name="TL Data" office:value="10077" office:value-type="float">
            <text:p>1007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Kruis (St.)</text:p>
          </table:table-cell>
          <table:table-cell table:style-name="TL RowHeader"/>
          <table:table-cell ns41:value-type="float" table:style-name="ce11" office:value="1178" office:value-type="float">
            <text:p>1178</text:p>
          </table:table-cell>
          <table:table-cell ns41:value-type="float" table:style-name="TL Data" office:value="10235" office:value-type="float">
            <text:p>1023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Laurens (St.)</text:p>
          </table:table-cell>
          <table:table-cell table:style-name="TL RowHeader"/>
          <table:table-cell ns41:value-type="float" table:style-name="ce11" office:value="1179" office:value-type="float">
            <text:p>1179</text:p>
          </table:table-cell>
          <table:table-cell ns41:value-type="float" table:style-name="TL Data" office:value="10106" office:value-type="float">
            <text:p>10106</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Meliskerke</text:p>
          </table:table-cell>
          <table:table-cell table:style-name="TL RowHeader"/>
          <table:table-cell ns41:value-type="float" table:style-name="ce11" office:value="1112" office:value-type="float">
            <text:p>1112</text:p>
          </table:table-cell>
          <table:table-cell ns41:value-type="float" table:style-name="TL Data" office:value="11221" office:value-type="float">
            <text:p>1122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Nieuw- en St. Joosland</text:p>
          </table:table-cell>
          <table:table-cell table:style-name="TL RowHeader"/>
          <table:table-cell ns41:value-type="float" table:style-name="ce11" office:value="1117" office:value-type="float">
            <text:p>1117</text:p>
          </table:table-cell>
          <table:table-cell ns41:value-type="float" table:style-name="TL Data" office:value="11340" office:value-type="float">
            <text:p>1134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Nieuwvliet</text:p>
          </table:table-cell>
          <table:table-cell table:style-name="TL RowHeader"/>
          <table:table-cell ns41:value-type="float" table:style-name="ce11" office:value="690" office:value-type="float">
            <text:p>690</text:p>
          </table:table-cell>
          <table:table-cell ns41:value-type="float" table:style-name="TL Data" office:value="11165" office:value-type="float">
            <text:p>1116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Nisse</text:p>
          </table:table-cell>
          <table:table-cell table:style-name="TL RowHeader"/>
          <table:table-cell ns41:value-type="float" table:style-name="ce11" office:value="691" office:value-type="float">
            <text:p>691</text:p>
          </table:table-cell>
          <table:table-cell ns41:value-type="float" table:style-name="TL Data" office:value="11086" office:value-type="float">
            <text:p>11086</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Noordgouwe</text:p>
          </table:table-cell>
          <table:table-cell table:style-name="TL RowHeader"/>
          <table:table-cell ns41:value-type="float" table:style-name="ce11" office:value="1128" office:value-type="float">
            <text:p>1128</text:p>
          </table:table-cell>
          <table:table-cell ns41:value-type="float" table:style-name="TL Data" office:value="11107" office:value-type="float">
            <text:p>1110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Oostburg</text:p>
          </table:table-cell>
          <table:table-cell table:style-name="TL RowHeader"/>
          <table:table-cell ns41:value-type="float" table:style-name="ce11" office:value="692" office:value-type="float">
            <text:p>692</text:p>
          </table:table-cell>
          <table:table-cell ns41:value-type="float" table:style-name="TL Data" office:value="10782" office:value-type="float">
            <text:p>1078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Oost- en West-Souburg</text:p>
          </table:table-cell>
          <table:table-cell table:style-name="TL RowHeader"/>
          <table:table-cell ns41:value-type="float" table:style-name="ce11" office:value="1135" office:value-type="float">
            <text:p>1135</text:p>
          </table:table-cell>
          <table:table-cell ns41:value-type="float" table:style-name="TL Data" office:value="11396" office:value-type="float">
            <text:p>11396</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Oosterland</text:p>
          </table:table-cell>
          <table:table-cell table:style-name="TL RowHeader"/>
          <table:table-cell ns41:value-type="float" table:style-name="ce11" office:value="1136" office:value-type="float">
            <text:p>1136</text:p>
          </table:table-cell>
          <table:table-cell ns41:value-type="float" table:style-name="TL Data" office:value="11237" office:value-type="float">
            <text:p>1123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Oostkapelle</text:p>
          </table:table-cell>
          <table:table-cell table:style-name="TL RowHeader"/>
          <table:table-cell ns41:value-type="float" table:style-name="ce11" office:value="1137" office:value-type="float">
            <text:p>1137</text:p>
          </table:table-cell>
          <table:table-cell ns41:value-type="float" table:style-name="TL Data" office:value="10720" office:value-type="float">
            <text:p>1072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Ossenisse</text:p>
          </table:table-cell>
          <table:table-cell table:style-name="TL RowHeader"/>
          <table:table-cell ns41:value-type="float" table:style-name="ce11" office:value="1138" office:value-type="float">
            <text:p>1138</text:p>
          </table:table-cell>
          <table:table-cell ns41:value-type="float" table:style-name="TL Data" office:value="10841" office:value-type="float">
            <text:p>1084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Oudelande</text:p>
          </table:table-cell>
          <table:table-cell table:style-name="TL RowHeader"/>
          <table:table-cell ns41:value-type="float" table:style-name="ce11" office:value="695" office:value-type="float">
            <text:p>695</text:p>
          </table:table-cell>
          <table:table-cell ns41:value-type="float" table:style-name="TL Data" office:value="11139" office:value-type="float">
            <text:p>1113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Ouwerkerk</text:p>
          </table:table-cell>
          <table:table-cell table:style-name="TL RowHeader"/>
          <table:table-cell ns41:value-type="float" table:style-name="ce11" office:value="1148" office:value-type="float">
            <text:p>1148</text:p>
          </table:table-cell>
          <table:table-cell ns41:value-type="float" table:style-name="TL Data" office:value="10968" office:value-type="float">
            <text:p>1096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Overslag</text:p>
          </table:table-cell>
          <table:table-cell table:style-name="TL RowHeader"/>
          <table:table-cell ns41:value-type="float" table:style-name="ce11" office:value="697" office:value-type="float">
            <text:p>697</text:p>
          </table:table-cell>
          <table:table-cell ns41:value-type="float" table:style-name="TL Data" office:value="10730" office:value-type="float">
            <text:p>1073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Ovezande</text:p>
          </table:table-cell>
          <table:table-cell table:style-name="TL RowHeader"/>
          <table:table-cell ns41:value-type="float" table:style-name="ce11" office:value="698" office:value-type="float">
            <text:p>698</text:p>
          </table:table-cell>
          <table:table-cell ns41:value-type="float" table:style-name="TL Data" office:value="11422" office:value-type="float">
            <text:p>1142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Philippine</text:p>
          </table:table-cell>
          <table:table-cell table:style-name="TL RowHeader"/>
          <table:table-cell ns41:value-type="float" table:style-name="ce11" office:value="699" office:value-type="float">
            <text:p>699</text:p>
          </table:table-cell>
          <table:table-cell ns41:value-type="float" table:style-name="TL Data" office:value="10486" office:value-type="float">
            <text:p>10486</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Philipsland (St.)</text:p>
          </table:table-cell>
          <table:table-cell table:style-name="TL RowHeader"/>
          <table:table-cell ns41:value-type="float" table:style-name="ce11" office:value="712" office:value-type="float">
            <text:p>712</text:p>
          </table:table-cell>
          <table:table-cell ns41:value-type="float" table:style-name="TL Data" office:value="10394" office:value-type="float">
            <text:p>1039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Poortvliet</text:p>
          </table:table-cell>
          <table:table-cell table:style-name="TL RowHeader"/>
          <table:table-cell ns41:value-type="float" table:style-name="ce11" office:value="700" office:value-type="float">
            <text:p>700</text:p>
          </table:table-cell>
          <table:table-cell ns41:value-type="float" table:style-name="TL Data" office:value="11181" office:value-type="float">
            <text:p>1118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Renesse</text:p>
          </table:table-cell>
          <table:table-cell table:style-name="TL RowHeader"/>
          <table:table-cell ns41:value-type="float" table:style-name="ce11" office:value="1159" office:value-type="float">
            <text:p>1159</text:p>
          </table:table-cell>
          <table:table-cell ns41:value-type="float" table:style-name="TL Data" office:value="10412" office:value-type="float">
            <text:p>1041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Retranchement</text:p>
          </table:table-cell>
          <table:table-cell table:style-name="TL RowHeader"/>
          <table:table-cell ns41:value-type="float" table:style-name="ce11" office:value="701" office:value-type="float">
            <text:p>701</text:p>
          </table:table-cell>
          <table:table-cell ns41:value-type="float" table:style-name="TL Data" office:value="10400" office:value-type="float">
            <text:p>1040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Ritthem</text:p>
          </table:table-cell>
          <table:table-cell table:style-name="TL RowHeader"/>
          <table:table-cell ns41:value-type="float" table:style-name="ce11" office:value="1163" office:value-type="float">
            <text:p>1163</text:p>
          </table:table-cell>
          <table:table-cell ns41:value-type="float" table:style-name="TL Data" office:value="10652" office:value-type="float">
            <text:p>1065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Sas van Gent</text:p>
          </table:table-cell>
          <table:table-cell table:style-name="TL RowHeader"/>
          <table:table-cell ns41:value-type="float" table:style-name="ce11" office:value="704" office:value-type="float">
            <text:p>704</text:p>
          </table:table-cell>
          <table:table-cell ns41:value-type="float" table:style-name="TL Data" office:value="11405" office:value-type="float">
            <text:p>1140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Schoondijke</text:p>
          </table:table-cell>
          <table:table-cell table:style-name="TL RowHeader"/>
          <table:table-cell ns41:value-type="float" table:style-name="ce11" office:value="706" office:value-type="float">
            <text:p>706</text:p>
          </table:table-cell>
          <table:table-cell ns41:value-type="float" table:style-name="TL Data" office:value="10189" office:value-type="float">
            <text:p>1018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Schore</text:p>
          </table:table-cell>
          <table:table-cell table:style-name="TL RowHeader"/>
          <table:table-cell ns41:value-type="float" table:style-name="ce11" office:value="1172" office:value-type="float">
            <text:p>1172</text:p>
          </table:table-cell>
          <table:table-cell ns41:value-type="float" table:style-name="TL Data" office:value="10544" office:value-type="float">
            <text:p>1054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Serooskerke (Schouwen)</text:p>
          </table:table-cell>
          <table:table-cell table:style-name="TL RowHeader"/>
          <table:table-cell ns41:value-type="float" table:style-name="ce11" office:value="1175" office:value-type="float">
            <text:p>1175</text:p>
          </table:table-cell>
          <table:table-cell ns41:value-type="float" table:style-name="TL Data" office:value="11014" office:value-type="float">
            <text:p>1101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Stavenisse</text:p>
          </table:table-cell>
          <table:table-cell table:style-name="TL RowHeader"/>
          <table:table-cell ns41:value-type="float" table:style-name="ce11" office:value="714" office:value-type="float">
            <text:p>714</text:p>
          </table:table-cell>
          <table:table-cell ns41:value-type="float" table:style-name="TL Data" office:value="10619" office:value-type="float">
            <text:p>1061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Stoppeldijk</text:p>
          </table:table-cell>
          <table:table-cell table:style-name="TL RowHeader"/>
          <table:table-cell ns41:value-type="float" table:style-name="ce11" office:value="1198" office:value-type="float">
            <text:p>1198</text:p>
          </table:table-cell>
          <table:table-cell ns41:value-type="float" table:style-name="TL Data" office:value="10100" office:value-type="float">
            <text:p>1010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Veere</text:p>
          </table:table-cell>
          <table:table-cell table:style-name="TL RowHeader"/>
          <table:table-cell ns41:value-type="float" table:style-name="ce11" office:value="717" office:value-type="float">
            <text:p>717</text:p>
          </table:table-cell>
          <table:table-cell ns41:value-type="float" table:style-name="TL Data" office:value="10369" office:value-type="float">
            <text:p>1036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Vrouwenpolder</text:p>
          </table:table-cell>
          <table:table-cell table:style-name="TL RowHeader"/>
          <table:table-cell ns41:value-type="float" table:style-name="ce11" office:value="1214" office:value-type="float">
            <text:p>1214</text:p>
          </table:table-cell>
          <table:table-cell ns41:value-type="float" table:style-name="TL Data" office:value="10635" office:value-type="float">
            <text:p>1063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Waarde</text:p>
          </table:table-cell>
          <table:table-cell table:style-name="TL RowHeader"/>
          <table:table-cell ns41:value-type="float" table:style-name="ce11" office:value="721" office:value-type="float">
            <text:p>721</text:p>
          </table:table-cell>
          <table:table-cell ns41:value-type="float" table:style-name="TL Data" office:value="10082" office:value-type="float">
            <text:p>1008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Waterlandkerkje</text:p>
          </table:table-cell>
          <table:table-cell table:style-name="TL RowHeader"/>
          <table:table-cell ns41:value-type="float" table:style-name="ce11" office:value="722" office:value-type="float">
            <text:p>722</text:p>
          </table:table-cell>
          <table:table-cell ns41:value-type="float" table:style-name="TL Data" office:value="10352" office:value-type="float">
            <text:p>1035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Wemeldinge</text:p>
          </table:table-cell>
          <table:table-cell table:style-name="TL RowHeader"/>
          <table:table-cell ns41:value-type="float" table:style-name="ce11" office:value="723" office:value-type="float">
            <text:p>723</text:p>
          </table:table-cell>
          <table:table-cell ns41:value-type="float" table:style-name="TL Data" office:value="11145" office:value-type="float">
            <text:p>1114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Westdorpe</text:p>
          </table:table-cell>
          <table:table-cell table:style-name="TL RowHeader"/>
          <table:table-cell ns41:value-type="float" table:style-name="ce11" office:value="724" office:value-type="float">
            <text:p>724</text:p>
          </table:table-cell>
          <table:table-cell ns41:value-type="float" table:style-name="TL Data" office:value="10915" office:value-type="float">
            <text:p>1091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table-cell ns41:value-type="string" table:style-name="TL RowHeader" office:value-type="string">
            <text:p>Zoutelande</text:p>
          </table:table-cell>
          <table:table-cell table:style-name="TL RowHeader"/>
          <table:table-cell ns41:value-type="float" table:style-name="ce11" office:value="1237" office:value-type="float">
            <text:p>1237</text:p>
          </table:table-cell>
          <table:table-cell ns41:value-type="float" table:style-name="TL Data" office:value="10779" office:value-type="float">
            <text:p>1077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6">
          <table:table-cell ns41:value-type="string" table:style-name="TL RowHeader" office:value-type="string">
            <text:p>Zuiddorpe</text:p>
          </table:table-cell>
          <table:table-cell table:style-name="TL RowHeader"/>
          <table:table-cell ns41:value-type="float" table:style-name="ce12" office:value="734" office:value-type="float">
            <text:p>734</text:p>
          </table:table-cell>
          <table:table-cell ns41:value-type="float" table:style-name="TL Data" office:value="11087" office:value-type="float">
            <text:p>1108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6</text:p>
          </table:table-cell>
          <table:table-cell ns41:value-type="float" table:style-name="TL Data" office:value="412" office:value-type="float">
            <text:p>412</text:p>
          </table:table-cell>
          <table:table-cell ns41:value-type="float" table:style-name="TL Data" office:value="280052" office:value-type="float">
            <text:p>280052</text:p>
          </table:table-cell>
          <table:table-cell table:number-columns-repeated="1014"/>
        </table:table-row>
        <table:table-row table:style-name="ro5" table:number-rows-repeated="104849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1:01</dc:date>
    <meta:document-statistic meta:object-count="0" meta:cell-count="1860" meta:table-count="2"/>
    <meta:generator>ODFPY/1.3.0dev</meta:generator>
  </office:meta>
</office:document-meta>
</file>